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draw:fill="none" draw:opacity="0%" draw:textarea-horizontal-align="center" draw:textarea-vertical-align="middle" draw:shadow-opacity="0%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6.001cm" svg:height="6.773cm" svg:x="14.322cm" svg:y="0cm">
            <draw:object draw:notify-on-update-of-ranges="Sheet1.A3:Sheet1.A12 Sheet1.B2:Sheet1.B2 Sheet1.B3:Sheet1.B12 Sheet1.C2:Sheet1.C2 Sheet1.C3:Sheet1.C12 Sheet1.D2:Sheet1.D2 Sheet1.D3:Sheet1.D12 Sheet1.E2:Sheet1.E2 Sheet1.E3:Sheet1.E12 Sheet1.F2:Sheet1.F2 Sheet1.F3:Sheet1.F12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6.001cm" svg:height="6.261cm" svg:x="14.422cm" svg:y="6.474cm">
            <draw:object draw:notify-on-update-of-ranges="Sheet1.A15:Sheet1.A24 Sheet1.B14:Sheet1.B14 Sheet1.B15:Sheet1.B24 Sheet1.C14:Sheet1.C14 Sheet1.C15:Sheet1.C24 Sheet1.D14:Sheet1.D14 Sheet1.D15:Sheet1.D24 Sheet1.E14:Sheet1.E14 Sheet1.E15:Sheet1.E24 Sheet1.F14:Sheet1.F14 Sheet1.F15:Sheet1.F24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.999cm" svg:height="6.369cm" svg:x="14.349cm" svg:y="12.893cm">
            <draw:object draw:notify-on-update-of-ranges="Sheet1.A27:Sheet1.A36 Sheet1.B26:Sheet1.B26 Sheet1.B27:Sheet1.B36 Sheet1.C26:Sheet1.C26 Sheet1.C27:Sheet1.C36 Sheet1.D26:Sheet1.D26 Sheet1.D27:Sheet1.D36 Sheet1.E26:Sheet1.E26 Sheet1.E27:Sheet1.E36 Sheet1.F26:Sheet1.F26 Sheet1.F27:Sheet1.F36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2" draw:text-style-name="P1" svg:width="15.999cm" svg:height="6.369cm" svg:x="14.394cm" svg:y="19.36cm">
            <draw:object draw:notify-on-update-of-ranges="Sheet1.A39:Sheet1.A48 Sheet1.B38:Sheet1.B38 Sheet1.B39:Sheet1.B48 Sheet1.C38:Sheet1.C38 Sheet1.C39:Sheet1.C48 Sheet1.D38:Sheet1.D38 Sheet1.D39:Sheet1.D48 Sheet1.E38:Sheet1.E38 Sheet1.E39:Sheet1.E48 Sheet1.F38:Sheet1.F38 Sheet1.F39:Sheet1.F48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2" draw:text-style-name="P1" svg:width="15.999cm" svg:height="6.369cm" svg:x="14.407cm" svg:y="25.824cm">
            <draw:object draw:notify-on-update-of-ranges="Sheet1.A51:Sheet1.A60 Sheet1.B50:Sheet1.B50 Sheet1.B51:Sheet1.B60 Sheet1.C50:Sheet1.C50 Sheet1.C51:Sheet1.C60 Sheet1.D50:Sheet1.D50 Sheet1.D51:Sheet1.D60 Sheet1.E50:Sheet1.E50 Sheet1.E51:Sheet1.E60 Sheet1.F50:Sheet1.F50 Sheet1.F51:Sheet1.F60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2" draw:text-style-name="P1" svg:width="15.999cm" svg:height="6.369cm" svg:x="14.456cm" svg:y="32.399cm">
            <draw:object draw:notify-on-update-of-ranges="Sheet1.A78:Sheet1.A87 Sheet1.B77:Sheet1.B77 Sheet1.B78:Sheet1.B87 Sheet1.C77:Sheet1.C77 Sheet1.C78:Sheet1.C87 Sheet1.D77:Sheet1.D77 Sheet1.D78:Sheet1.D87 Sheet1.E77:Sheet1.E77 Sheet1.E78:Sheet1.E87 Sheet1.F77:Sheet1.F77 Sheet1.F78:Sheet1.F87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6" draw:style-name="gr2" draw:text-style-name="P1" svg:width="15.999cm" svg:height="6.369cm" svg:x="14.48cm" svg:y="39.214cm">
            <draw:object draw:notify-on-update-of-ranges="Sheet1.A78:Sheet1.A87 Sheet1.B77:Sheet1.B77 Sheet1.B78:Sheet1.B87 Sheet1.C77:Sheet1.C77 Sheet1.C78:Sheet1.C87 Sheet1.D77:Sheet1.D77 Sheet1.D78:Sheet1.D87 Sheet1.E77:Sheet1.E77 Sheet1.E78:Sheet1.E87 Sheet1.F77:Sheet1.F77 Sheet1.F78:Sheet1.F87"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Random big arrays test. Test cycle repeated 1000 times.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Bubble sort</text:p>
          </table:table-cell>
          <table:table-cell office:value-type="string" calcext:value-type="string">
            <text:p>Quicksort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Merge sort</text:p>
          </table:table-cell>
        </table:table-row>
        <table:table-row table:style-name="ro2">
          <table:table-cell office:value-type="float" office:value="500" calcext:value-type="float">
            <text:p>500</text:p>
          </table:table-cell>
          <table:table-cell office:value-type="float" office:value="423480" calcext:value-type="float">
            <text:p>423480</text:p>
          </table:table-cell>
          <table:table-cell office:value-type="float" office:value="30930" calcext:value-type="float">
            <text:p>30930</text:p>
          </table:table-cell>
          <table:table-cell office:value-type="float" office:value="55843" calcext:value-type="float">
            <text:p>55843</text:p>
          </table:table-cell>
          <table:table-cell office:value-type="float" office:value="420172" calcext:value-type="float">
            <text:p>420172</text:p>
          </table:table-cell>
          <table:table-cell office:value-type="float" office:value="50942" calcext:value-type="float">
            <text:p>50942</text:p>
          </table:table-cell>
        </table:table-row>
        <table:table-row table:style-name="ro2">
          <table:table-cell office:value-type="float" office:value="750" calcext:value-type="float">
            <text:p>750</text:p>
          </table:table-cell>
          <table:table-cell office:value-type="float" office:value="960006" calcext:value-type="float">
            <text:p>960006</text:p>
          </table:table-cell>
          <table:table-cell office:value-type="float" office:value="48534" calcext:value-type="float">
            <text:p>48534</text:p>
          </table:table-cell>
          <table:table-cell office:value-type="float" office:value="120708" calcext:value-type="float">
            <text:p>120708</text:p>
          </table:table-cell>
          <table:table-cell office:value-type="float" office:value="964939" calcext:value-type="float">
            <text:p>964939</text:p>
          </table:table-cell>
          <table:table-cell office:value-type="float" office:value="86175" calcext:value-type="float">
            <text:p>86175</text:p>
          </table:table-cell>
        </table:table-row>
        <table:table-row table:style-name="ro2">
          <table:table-cell office:value-type="float" office:value="1000" calcext:value-type="float">
            <text:p>1000</text:p>
          </table:table-cell>
          <table:table-cell office:value-type="float" office:value="1749374" calcext:value-type="float">
            <text:p>1749374</text:p>
          </table:table-cell>
          <table:table-cell office:value-type="float" office:value="68759" calcext:value-type="float">
            <text:p>68759</text:p>
          </table:table-cell>
          <table:table-cell office:value-type="float" office:value="204064" calcext:value-type="float">
            <text:p>204064</text:p>
          </table:table-cell>
          <table:table-cell office:value-type="float" office:value="1702883" calcext:value-type="float">
            <text:p>1702883</text:p>
          </table:table-cell>
          <table:table-cell office:value-type="float" office:value="111352" calcext:value-type="float">
            <text:p>111352</text:p>
          </table:table-cell>
        </table:table-row>
        <table:table-row table:style-name="ro2">
          <table:table-cell office:value-type="float" office:value="1250" calcext:value-type="float">
            <text:p>1250</text:p>
          </table:table-cell>
          <table:table-cell office:value-type="float" office:value="2741662" calcext:value-type="float">
            <text:p>2741662</text:p>
          </table:table-cell>
          <table:table-cell office:value-type="float" office:value="87540" calcext:value-type="float">
            <text:p>87540</text:p>
          </table:table-cell>
          <table:table-cell office:value-type="float" office:value="320153" calcext:value-type="float">
            <text:p>320153</text:p>
          </table:table-cell>
          <table:table-cell office:value-type="float" office:value="2678174" calcext:value-type="float">
            <text:p>2678174</text:p>
          </table:table-cell>
          <table:table-cell office:value-type="float" office:value="143446" calcext:value-type="float">
            <text:p>143446</text:p>
          </table:table-cell>
        </table:table-row>
        <table:table-row table:style-name="ro2">
          <table:table-cell office:value-type="float" office:value="1500" calcext:value-type="float">
            <text:p>1500</text:p>
          </table:table-cell>
          <table:table-cell office:value-type="float" office:value="3997640" calcext:value-type="float">
            <text:p>3997640</text:p>
          </table:table-cell>
          <table:table-cell office:value-type="float" office:value="108852" calcext:value-type="float">
            <text:p>108852</text:p>
          </table:table-cell>
          <table:table-cell office:value-type="float" office:value="442874" calcext:value-type="float">
            <text:p>442874</text:p>
          </table:table-cell>
          <table:table-cell office:value-type="float" office:value="3885142" calcext:value-type="float">
            <text:p>3885142</text:p>
          </table:table-cell>
          <table:table-cell office:value-type="float" office:value="178735" calcext:value-type="float">
            <text:p>178735</text:p>
          </table:table-cell>
        </table:table-row>
        <table:table-row table:style-name="ro2">
          <table:table-cell office:value-type="float" office:value="2000" calcext:value-type="float">
            <text:p>2000</text:p>
          </table:table-cell>
          <table:table-cell office:value-type="float" office:value="7100556" calcext:value-type="float">
            <text:p>7100556</text:p>
          </table:table-cell>
          <table:table-cell office:value-type="float" office:value="147616" calcext:value-type="float">
            <text:p>147616</text:p>
          </table:table-cell>
          <table:table-cell office:value-type="float" office:value="770174" calcext:value-type="float">
            <text:p>770174</text:p>
          </table:table-cell>
          <table:table-cell office:value-type="float" office:value="6884605" calcext:value-type="float">
            <text:p>6884605</text:p>
          </table:table-cell>
          <table:table-cell office:value-type="float" office:value="246042" calcext:value-type="float">
            <text:p>246042</text:p>
          </table:table-cell>
        </table:table-row>
        <table:table-row table:style-name="ro2">
          <table:table-cell office:value-type="float" office:value="3000" calcext:value-type="float">
            <text:p>3000</text:p>
          </table:table-cell>
          <table:table-cell office:value-type="float" office:value="16088348" calcext:value-type="float">
            <text:p>16088348</text:p>
          </table:table-cell>
          <table:table-cell office:value-type="float" office:value="235042" calcext:value-type="float">
            <text:p>235042</text:p>
          </table:table-cell>
          <table:table-cell office:value-type="float" office:value="1724289" calcext:value-type="float">
            <text:p>1724289</text:p>
          </table:table-cell>
          <table:table-cell office:value-type="float" office:value="15478126" calcext:value-type="float">
            <text:p>15478126</text:p>
          </table:table-cell>
          <table:table-cell office:value-type="float" office:value="387880" calcext:value-type="float">
            <text:p>387880</text:p>
          </table:table-cell>
        </table:table-row>
        <table:table-row table:style-name="ro2">
          <table:table-cell office:value-type="float" office:value="5000" calcext:value-type="float">
            <text:p>5000</text:p>
          </table:table-cell>
          <table:table-cell office:value-type="float" office:value="45303441" calcext:value-type="float">
            <text:p>45303441</text:p>
          </table:table-cell>
          <table:table-cell office:value-type="float" office:value="399517" calcext:value-type="float">
            <text:p>399517</text:p>
          </table:table-cell>
          <table:table-cell office:value-type="float" office:value="4669045" calcext:value-type="float">
            <text:p>4669045</text:p>
          </table:table-cell>
          <table:table-cell office:value-type="float" office:value="42974970" calcext:value-type="float">
            <text:p>42974970</text:p>
          </table:table-cell>
          <table:table-cell office:value-type="float" office:value="673881" calcext:value-type="float">
            <text:p>673881</text:p>
          </table:table-cell>
        </table:table-row>
        <table:table-row table:style-name="ro2">
          <table:table-cell office:value-type="float" office:value="7500" calcext:value-type="float">
            <text:p>7500</text:p>
          </table:table-cell>
          <table:table-cell office:value-type="float" office:value="102502752" calcext:value-type="float">
            <text:p>102502752</text:p>
          </table:table-cell>
          <table:table-cell office:value-type="float" office:value="615580" calcext:value-type="float">
            <text:p>615580</text:p>
          </table:table-cell>
          <table:table-cell office:value-type="float" office:value="10466291" calcext:value-type="float">
            <text:p>10466291</text:p>
          </table:table-cell>
          <table:table-cell office:value-type="float" office:value="96637578" calcext:value-type="float">
            <text:p>96637578</text:p>
          </table:table-cell>
          <table:table-cell office:value-type="float" office:value="1069609" calcext:value-type="float">
            <text:p>1069609</text:p>
          </table:table-cell>
        </table:table-row>
        <table:table-row table:style-name="ro2">
          <table:table-cell office:value-type="float" office:value="10000" calcext:value-type="float">
            <text:p>10000</text:p>
          </table:table-cell>
          <table:table-cell office:value-type="float" office:value="181478191" calcext:value-type="float">
            <text:p>181478191</text:p>
          </table:table-cell>
          <table:table-cell office:value-type="float" office:value="846266" calcext:value-type="float">
            <text:p>846266</text:p>
          </table:table-cell>
          <table:table-cell office:value-type="float" office:value="18543310" calcext:value-type="float">
            <text:p>18543310</text:p>
          </table:table-cell>
          <table:table-cell office:value-type="float" office:value="172459789" calcext:value-type="float">
            <text:p>172459789</text:p>
          </table:table-cell>
          <table:table-cell office:value-type="float" office:value="1446021" calcext:value-type="float">
            <text:p>1446021</text:p>
          </table:table-cell>
        </table:table-row>
        <table:table-row table:style-name="ro1">
          <table:table-cell office:value-type="string" calcext:value-type="string">
            <text:p>Random few uniques big arrays test. Test cycle repeated 1000 times.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Bubble sort</text:p>
          </table:table-cell>
          <table:table-cell office:value-type="string" calcext:value-type="string">
            <text:p>Quicksort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Merge sort</text:p>
          </table:table-cell>
        </table:table-row>
        <table:table-row table:style-name="ro2">
          <table:table-cell office:value-type="float" office:value="500" calcext:value-type="float">
            <text:p>500</text:p>
          </table:table-cell>
          <table:table-cell office:value-type="float" office:value="371832" calcext:value-type="float">
            <text:p>371832</text:p>
          </table:table-cell>
          <table:table-cell office:value-type="float" office:value="16829" calcext:value-type="float">
            <text:p>16829</text:p>
          </table:table-cell>
          <table:table-cell office:value-type="float" office:value="50269" calcext:value-type="float">
            <text:p>50269</text:p>
          </table:table-cell>
          <table:table-cell office:value-type="float" office:value="422082" calcext:value-type="float">
            <text:p>422082</text:p>
          </table:table-cell>
          <table:table-cell office:value-type="float" office:value="38400" calcext:value-type="float">
            <text:p>38400</text:p>
          </table:table-cell>
        </table:table-row>
        <table:table-row table:style-name="ro2">
          <table:table-cell office:value-type="float" office:value="750" calcext:value-type="float">
            <text:p>750</text:p>
          </table:table-cell>
          <table:table-cell office:value-type="float" office:value="907375" calcext:value-type="float">
            <text:p>907375</text:p>
          </table:table-cell>
          <table:table-cell office:value-type="float" office:value="25101" calcext:value-type="float">
            <text:p>25101</text:p>
          </table:table-cell>
          <table:table-cell office:value-type="float" office:value="105631" calcext:value-type="float">
            <text:p>105631</text:p>
          </table:table-cell>
          <table:table-cell office:value-type="float" office:value="964589" calcext:value-type="float">
            <text:p>964589</text:p>
          </table:table-cell>
          <table:table-cell office:value-type="float" office:value="61568" calcext:value-type="float">
            <text:p>61568</text:p>
          </table:table-cell>
        </table:table-row>
        <table:table-row table:style-name="ro2">
          <table:table-cell office:value-type="float" office:value="1000" calcext:value-type="float">
            <text:p>1000</text:p>
          </table:table-cell>
          <table:table-cell office:value-type="float" office:value="1635835" calcext:value-type="float">
            <text:p>1635835</text:p>
          </table:table-cell>
          <table:table-cell office:value-type="float" office:value="35766" calcext:value-type="float">
            <text:p>35766</text:p>
          </table:table-cell>
          <table:table-cell office:value-type="float" office:value="194040" calcext:value-type="float">
            <text:p>194040</text:p>
          </table:table-cell>
          <table:table-cell office:value-type="float" office:value="1734149" calcext:value-type="float">
            <text:p>1734149</text:p>
          </table:table-cell>
          <table:table-cell office:value-type="float" office:value="92996" calcext:value-type="float">
            <text:p>92996</text:p>
          </table:table-cell>
        </table:table-row>
        <table:table-row table:style-name="ro2">
          <table:table-cell office:value-type="float" office:value="1250" calcext:value-type="float">
            <text:p>1250</text:p>
          </table:table-cell>
          <table:table-cell office:value-type="float" office:value="2583172" calcext:value-type="float">
            <text:p>2583172</text:p>
          </table:table-cell>
          <table:table-cell office:value-type="float" office:value="43945" calcext:value-type="float">
            <text:p>43945</text:p>
          </table:table-cell>
          <table:table-cell office:value-type="float" office:value="261994" calcext:value-type="float">
            <text:p>261994</text:p>
          </table:table-cell>
          <table:table-cell office:value-type="float" office:value="2687631" calcext:value-type="float">
            <text:p>2687631</text:p>
          </table:table-cell>
          <table:table-cell office:value-type="float" office:value="110648" calcext:value-type="float">
            <text:p>110648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3721827" calcext:value-type="float">
            <text:p>3721827</text:p>
          </table:table-cell>
          <table:table-cell office:value-type="float" office:value="56803" calcext:value-type="float">
            <text:p>56803</text:p>
          </table:table-cell>
          <table:table-cell office:value-type="float" office:value="368551" calcext:value-type="float">
            <text:p>368551</text:p>
          </table:table-cell>
          <table:table-cell office:value-type="float" office:value="3842884" calcext:value-type="float">
            <text:p>3842884</text:p>
          </table:table-cell>
          <table:table-cell office:value-type="float" office:value="130921" calcext:value-type="float">
            <text:p>130921</text:p>
          </table:table-cell>
        </table:table-row>
        <table:table-row table:style-name="ro2">
          <table:table-cell office:value-type="float" office:value="2000" calcext:value-type="float">
            <text:p>2000</text:p>
          </table:table-cell>
          <table:table-cell office:value-type="float" office:value="6712585" calcext:value-type="float">
            <text:p>6712585</text:p>
          </table:table-cell>
          <table:table-cell office:value-type="float" office:value="75631" calcext:value-type="float">
            <text:p>75631</text:p>
          </table:table-cell>
          <table:table-cell office:value-type="float" office:value="644374" calcext:value-type="float">
            <text:p>644374</text:p>
          </table:table-cell>
          <table:table-cell office:value-type="float" office:value="6927411" calcext:value-type="float">
            <text:p>6927411</text:p>
          </table:table-cell>
          <table:table-cell office:value-type="float" office:value="181895" calcext:value-type="float">
            <text:p>181895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5467249" calcext:value-type="float">
            <text:p>15467249</text:p>
          </table:table-cell>
          <table:table-cell office:value-type="float" office:value="114489" calcext:value-type="float">
            <text:p>114489</text:p>
          </table:table-cell>
          <table:table-cell office:value-type="float" office:value="1491825" calcext:value-type="float">
            <text:p>1491825</text:p>
          </table:table-cell>
          <table:table-cell office:value-type="float" office:value="15464805" calcext:value-type="float">
            <text:p>15464805</text:p>
          </table:table-cell>
          <table:table-cell office:value-type="float" office:value="302634" calcext:value-type="float">
            <text:p>302634</text:p>
          </table:table-cell>
        </table:table-row>
        <table:table-row table:style-name="ro2">
          <table:table-cell office:value-type="float" office:value="5000" calcext:value-type="float">
            <text:p>5000</text:p>
          </table:table-cell>
          <table:table-cell office:value-type="float" office:value="43732238" calcext:value-type="float">
            <text:p>43732238</text:p>
          </table:table-cell>
          <table:table-cell office:value-type="float" office:value="204415" calcext:value-type="float">
            <text:p>204415</text:p>
          </table:table-cell>
          <table:table-cell office:value-type="float" office:value="4017194" calcext:value-type="float">
            <text:p>4017194</text:p>
          </table:table-cell>
          <table:table-cell office:value-type="float" office:value="43410007" calcext:value-type="float">
            <text:p>43410007</text:p>
          </table:table-cell>
          <table:table-cell office:value-type="float" office:value="454493" calcext:value-type="float">
            <text:p>454493</text:p>
          </table:table-cell>
        </table:table-row>
        <table:table-row table:style-name="ro2">
          <table:table-cell office:value-type="float" office:value="7500" calcext:value-type="float">
            <text:p>7500</text:p>
          </table:table-cell>
          <table:table-cell office:value-type="float" office:value="98774497" calcext:value-type="float">
            <text:p>98774497</text:p>
          </table:table-cell>
          <table:table-cell office:value-type="float" office:value="311895" calcext:value-type="float">
            <text:p>311895</text:p>
          </table:table-cell>
          <table:table-cell office:value-type="float" office:value="9070228" calcext:value-type="float">
            <text:p>9070228</text:p>
          </table:table-cell>
          <table:table-cell office:value-type="float" office:value="97540473" calcext:value-type="float">
            <text:p>97540473</text:p>
          </table:table-cell>
          <table:table-cell office:value-type="float" office:value="747400" calcext:value-type="float">
            <text:p>747400</text:p>
          </table:table-cell>
        </table:table-row>
        <table:table-row table:style-name="ro2">
          <table:table-cell office:value-type="float" office:value="10000" calcext:value-type="float">
            <text:p>10000</text:p>
          </table:table-cell>
          <table:table-cell office:value-type="float" office:value="175876579" calcext:value-type="float">
            <text:p>175876579</text:p>
          </table:table-cell>
          <table:table-cell office:value-type="float" office:value="403717" calcext:value-type="float">
            <text:p>403717</text:p>
          </table:table-cell>
          <table:table-cell office:value-type="float" office:value="15849078" calcext:value-type="float">
            <text:p>15849078</text:p>
          </table:table-cell>
          <table:table-cell office:value-type="float" office:value="173087002" calcext:value-type="float">
            <text:p>173087002</text:p>
          </table:table-cell>
          <table:table-cell office:value-type="float" office:value="986360" calcext:value-type="float">
            <text:p>986360</text:p>
          </table:table-cell>
        </table:table-row>
        <table:table-row table:style-name="ro1">
          <table:table-cell office:value-type="string" calcext:value-type="string">
            <text:p>Allmost sorted big arrays test. Test cycle repeated 1000 times.</text:p>
          </table:table-cell>
          <table:table-cell table:number-columns-repeated="5"/>
        </table:table-row>
        <table:table-row table:style-name="ro2">
          <table:table-cell office:value-type="float" office:value="200" calcext:value-type="float">
            <text:p>200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Quicksort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Merge sort</text:p>
          </table:table-cell>
        </table:table-row>
        <table:table-row table:style-name="ro2">
          <table:table-cell office:value-type="float" office:value="500" calcext:value-type="float">
            <text:p>500</text:p>
          </table:table-cell>
          <table:table-cell office:value-type="float" office:value="220780" calcext:value-type="float">
            <text:p>220780</text:p>
          </table:table-cell>
          <table:table-cell office:value-type="float" office:value="13777" calcext:value-type="float">
            <text:p>13777</text:p>
          </table:table-cell>
          <table:table-cell office:value-type="float" office:value="17538" calcext:value-type="float">
            <text:p>17538</text:p>
          </table:table-cell>
          <table:table-cell office:value-type="float" office:value="428587" calcext:value-type="float">
            <text:p>428587</text:p>
          </table:table-cell>
          <table:table-cell office:value-type="float" office:value="37111" calcext:value-type="float">
            <text:p>37111</text:p>
          </table:table-cell>
        </table:table-row>
        <table:table-row table:style-name="ro2">
          <table:table-cell office:value-type="float" office:value="750" calcext:value-type="float">
            <text:p>750</text:p>
          </table:table-cell>
          <table:table-cell office:value-type="float" office:value="490373" calcext:value-type="float">
            <text:p>490373</text:p>
          </table:table-cell>
          <table:table-cell office:value-type="float" office:value="28064" calcext:value-type="float">
            <text:p>28064</text:p>
          </table:table-cell>
          <table:table-cell office:value-type="float" office:value="47312" calcext:value-type="float">
            <text:p>47312</text:p>
          </table:table-cell>
          <table:table-cell office:value-type="float" office:value="946461" calcext:value-type="float">
            <text:p>946461</text:p>
          </table:table-cell>
          <table:table-cell office:value-type="float" office:value="59495" calcext:value-type="float">
            <text:p>59495</text:p>
          </table:table-cell>
        </table:table-row>
        <table:table-row table:style-name="ro2">
          <table:table-cell office:value-type="float" office:value="1000" calcext:value-type="float">
            <text:p>1000</text:p>
          </table:table-cell>
          <table:table-cell office:value-type="float" office:value="863508" calcext:value-type="float">
            <text:p>863508</text:p>
          </table:table-cell>
          <table:table-cell office:value-type="float" office:value="27276" calcext:value-type="float">
            <text:p>27276</text:p>
          </table:table-cell>
          <table:table-cell office:value-type="float" office:value="65489" calcext:value-type="float">
            <text:p>65489</text:p>
          </table:table-cell>
          <table:table-cell office:value-type="float" office:value="1710597" calcext:value-type="float">
            <text:p>1710597</text:p>
          </table:table-cell>
          <table:table-cell office:value-type="float" office:value="76325" calcext:value-type="float">
            <text:p>76325</text:p>
          </table:table-cell>
        </table:table-row>
        <table:table-row table:style-name="ro2">
          <table:table-cell office:value-type="float" office:value="1250" calcext:value-type="float">
            <text:p>1250</text:p>
          </table:table-cell>
          <table:table-cell office:value-type="float" office:value="1432441" calcext:value-type="float">
            <text:p>1432441</text:p>
          </table:table-cell>
          <table:table-cell office:value-type="float" office:value="31631" calcext:value-type="float">
            <text:p>31631</text:p>
          </table:table-cell>
          <table:table-cell office:value-type="float" office:value="96880" calcext:value-type="float">
            <text:p>96880</text:p>
          </table:table-cell>
          <table:table-cell office:value-type="float" office:value="2691258" calcext:value-type="float">
            <text:p>2691258</text:p>
          </table:table-cell>
          <table:table-cell office:value-type="float" office:value="98085" calcext:value-type="float">
            <text:p>98085</text:p>
          </table:table-cell>
        </table:table-row>
        <table:table-row table:style-name="ro2">
          <table:table-cell office:value-type="float" office:value="1500" calcext:value-type="float">
            <text:p>1500</text:p>
          </table:table-cell>
          <table:table-cell office:value-type="float" office:value="1996286" calcext:value-type="float">
            <text:p>1996286</text:p>
          </table:table-cell>
          <table:table-cell office:value-type="float" office:value="41338" calcext:value-type="float">
            <text:p>41338</text:p>
          </table:table-cell>
          <table:table-cell office:value-type="float" office:value="123625" calcext:value-type="float">
            <text:p>123625</text:p>
          </table:table-cell>
          <table:table-cell office:value-type="float" office:value="3884157" calcext:value-type="float">
            <text:p>3884157</text:p>
          </table:table-cell>
          <table:table-cell office:value-type="float" office:value="137574" calcext:value-type="float">
            <text:p>137574</text:p>
          </table:table-cell>
        </table:table-row>
        <table:table-row table:style-name="ro2">
          <table:table-cell office:value-type="float" office:value="2000" calcext:value-type="float">
            <text:p>2000</text:p>
          </table:table-cell>
          <table:table-cell office:value-type="float" office:value="3608475" calcext:value-type="float">
            <text:p>3608475</text:p>
          </table:table-cell>
          <table:table-cell office:value-type="float" office:value="53517" calcext:value-type="float">
            <text:p>53517</text:p>
          </table:table-cell>
          <table:table-cell office:value-type="float" office:value="227217" calcext:value-type="float">
            <text:p>227217</text:p>
          </table:table-cell>
          <table:table-cell office:value-type="float" office:value="6886704" calcext:value-type="float">
            <text:p>6886704</text:p>
          </table:table-cell>
          <table:table-cell office:value-type="float" office:value="226029" calcext:value-type="float">
            <text:p>226029</text:p>
          </table:table-cell>
        </table:table-row>
        <table:table-row table:style-name="ro2">
          <table:table-cell office:value-type="float" office:value="3000" calcext:value-type="float">
            <text:p>3000</text:p>
          </table:table-cell>
          <table:table-cell office:value-type="float" office:value="8241618" calcext:value-type="float">
            <text:p>8241618</text:p>
          </table:table-cell>
          <table:table-cell office:value-type="float" office:value="89563" calcext:value-type="float">
            <text:p>89563</text:p>
          </table:table-cell>
          <table:table-cell office:value-type="float" office:value="482426" calcext:value-type="float">
            <text:p>482426</text:p>
          </table:table-cell>
          <table:table-cell office:value-type="float" office:value="15479191" calcext:value-type="float">
            <text:p>15479191</text:p>
          </table:table-cell>
          <table:table-cell office:value-type="float" office:value="252470" calcext:value-type="float">
            <text:p>252470</text:p>
          </table:table-cell>
        </table:table-row>
        <table:table-row table:style-name="ro2">
          <table:table-cell office:value-type="float" office:value="5000" calcext:value-type="float">
            <text:p>5000</text:p>
          </table:table-cell>
          <table:table-cell office:value-type="float" office:value="22978582" calcext:value-type="float">
            <text:p>22978582</text:p>
          </table:table-cell>
          <table:table-cell office:value-type="float" office:value="178166" calcext:value-type="float">
            <text:p>178166</text:p>
          </table:table-cell>
          <table:table-cell office:value-type="float" office:value="1331162" calcext:value-type="float">
            <text:p>1331162</text:p>
          </table:table-cell>
          <table:table-cell office:value-type="float" office:value="43264996" calcext:value-type="float">
            <text:p>43264996</text:p>
          </table:table-cell>
          <table:table-cell office:value-type="float" office:value="421192" calcext:value-type="float">
            <text:p>421192</text:p>
          </table:table-cell>
        </table:table-row>
        <table:table-row table:style-name="ro2">
          <table:table-cell office:value-type="float" office:value="7500" calcext:value-type="float">
            <text:p>7500</text:p>
          </table:table-cell>
          <table:table-cell office:value-type="float" office:value="52400617" calcext:value-type="float">
            <text:p>52400617</text:p>
          </table:table-cell>
          <table:table-cell office:value-type="float" office:value="238779" calcext:value-type="float">
            <text:p>238779</text:p>
          </table:table-cell>
          <table:table-cell office:value-type="float" office:value="2729418" calcext:value-type="float">
            <text:p>2729418</text:p>
          </table:table-cell>
          <table:table-cell office:value-type="float" office:value="96863620" calcext:value-type="float">
            <text:p>96863620</text:p>
          </table:table-cell>
          <table:table-cell office:value-type="float" office:value="651934" calcext:value-type="float">
            <text:p>651934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90861041" calcext:value-type="float">
            <text:p>90861041</text:p>
          </table:table-cell>
          <table:table-cell office:value-type="float" office:value="320548" calcext:value-type="float">
            <text:p>320548</text:p>
          </table:table-cell>
          <table:table-cell office:value-type="float" office:value="4569345" calcext:value-type="float">
            <text:p>4569345</text:p>
          </table:table-cell>
          <table:table-cell office:value-type="float" office:value="172266503" calcext:value-type="float">
            <text:p>172266503</text:p>
          </table:table-cell>
          <table:table-cell office:value-type="float" office:value="875994" calcext:value-type="float">
            <text:p>875994</text:p>
          </table:table-cell>
        </table:table-row>
        <table:table-row table:style-name="ro1">
          <table:table-cell office:value-type="string" calcext:value-type="string">
            <text:p>Sorted big arrays test. Test cycle repeated 1000 times.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Bubble sort</text:p>
          </table:table-cell>
          <table:table-cell office:value-type="string" calcext:value-type="string">
            <text:p>Quicksort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Merge sort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46315" calcext:value-type="float">
            <text:p>146315</text:p>
          </table:table-cell>
          <table:table-cell office:value-type="float" office:value="5131" calcext:value-type="float">
            <text:p>5131</text:p>
          </table:table-cell>
          <table:table-cell office:value-type="float" office:value="1127" calcext:value-type="float">
            <text:p>1127</text:p>
          </table:table-cell>
          <table:table-cell office:value-type="float" office:value="417236" calcext:value-type="float">
            <text:p>417236</text:p>
          </table:table-cell>
          <table:table-cell office:value-type="float" office:value="23260" calcext:value-type="float">
            <text:p>23260</text:p>
          </table:table-cell>
        </table:table-row>
        <table:table-row table:style-name="ro2">
          <table:table-cell office:value-type="float" office:value="750" calcext:value-type="float">
            <text:p>750</text:p>
          </table:table-cell>
          <table:table-cell office:value-type="float" office:value="326570" calcext:value-type="float">
            <text:p>326570</text:p>
          </table:table-cell>
          <table:table-cell office:value-type="float" office:value="9133" calcext:value-type="float">
            <text:p>9133</text:p>
          </table:table-cell>
          <table:table-cell office:value-type="float" office:value="1711" calcext:value-type="float">
            <text:p>1711</text:p>
          </table:table-cell>
          <table:table-cell office:value-type="float" office:value="938732" calcext:value-type="float">
            <text:p>938732</text:p>
          </table:table-cell>
          <table:table-cell office:value-type="float" office:value="40074" calcext:value-type="float">
            <text:p>40074</text:p>
          </table:table-cell>
        </table:table-row>
        <table:table-row table:style-name="ro2">
          <table:table-cell office:value-type="float" office:value="1000" calcext:value-type="float">
            <text:p>1000</text:p>
          </table:table-cell>
          <table:table-cell office:value-type="float" office:value="591870" calcext:value-type="float">
            <text:p>591870</text:p>
          </table:table-cell>
          <table:table-cell office:value-type="float" office:value="11342" calcext:value-type="float">
            <text:p>11342</text:p>
          </table:table-cell>
          <table:table-cell office:value-type="float" office:value="2229" calcext:value-type="float">
            <text:p>2229</text:p>
          </table:table-cell>
          <table:table-cell office:value-type="float" office:value="1705870" calcext:value-type="float">
            <text:p>1705870</text:p>
          </table:table-cell>
          <table:table-cell office:value-type="float" office:value="53034" calcext:value-type="float">
            <text:p>53034</text:p>
          </table:table-cell>
        </table:table-row>
        <table:table-row table:style-name="ro2">
          <table:table-cell office:value-type="float" office:value="1250" calcext:value-type="float">
            <text:p>1250</text:p>
          </table:table-cell>
          <table:table-cell office:value-type="float" office:value="909610" calcext:value-type="float">
            <text:p>909610</text:p>
          </table:table-cell>
          <table:table-cell office:value-type="float" office:value="17358" calcext:value-type="float">
            <text:p>17358</text:p>
          </table:table-cell>
          <table:table-cell office:value-type="float" office:value="3331" calcext:value-type="float">
            <text:p>3331</text:p>
          </table:table-cell>
          <table:table-cell office:value-type="float" office:value="2672923" calcext:value-type="float">
            <text:p>2672923</text:p>
          </table:table-cell>
          <table:table-cell office:value-type="float" office:value="64241" calcext:value-type="float">
            <text:p>64241</text:p>
          </table:table-cell>
        </table:table-row>
        <table:table-row table:style-name="ro2">
          <table:table-cell office:value-type="float" office:value="1500" calcext:value-type="float">
            <text:p>1500</text:p>
          </table:table-cell>
          <table:table-cell office:value-type="float" office:value="1321110" calcext:value-type="float">
            <text:p>1321110</text:p>
          </table:table-cell>
          <table:table-cell office:value-type="float" office:value="21472" calcext:value-type="float">
            <text:p>21472</text:p>
          </table:table-cell>
          <table:table-cell office:value-type="float" office:value="3335" calcext:value-type="float">
            <text:p>3335</text:p>
          </table:table-cell>
          <table:table-cell office:value-type="float" office:value="3837476" calcext:value-type="float">
            <text:p>3837476</text:p>
          </table:table-cell>
          <table:table-cell office:value-type="float" office:value="78409" calcext:value-type="float">
            <text:p>78409</text:p>
          </table:table-cell>
        </table:table-row>
        <table:table-row table:style-name="ro2">
          <table:table-cell office:value-type="float" office:value="2000" calcext:value-type="float">
            <text:p>2000</text:p>
          </table:table-cell>
          <table:table-cell office:value-type="float" office:value="2319019" calcext:value-type="float">
            <text:p>2319019</text:p>
          </table:table-cell>
          <table:table-cell office:value-type="float" office:value="26825" calcext:value-type="float">
            <text:p>26825</text:p>
          </table:table-cell>
          <table:table-cell office:value-type="float" office:value="4493" calcext:value-type="float">
            <text:p>4493</text:p>
          </table:table-cell>
          <table:table-cell office:value-type="float" office:value="6876638" calcext:value-type="float">
            <text:p>6876638</text:p>
          </table:table-cell>
          <table:table-cell office:value-type="float" office:value="102837" calcext:value-type="float">
            <text:p>102837</text:p>
          </table:table-cell>
        </table:table-row>
        <table:table-row table:style-name="ro2">
          <table:table-cell office:value-type="float" office:value="3000" calcext:value-type="float">
            <text:p>3000</text:p>
          </table:table-cell>
          <table:table-cell office:value-type="float" office:value="5267871" calcext:value-type="float">
            <text:p>5267871</text:p>
          </table:table-cell>
          <table:table-cell office:value-type="float" office:value="41715" calcext:value-type="float">
            <text:p>41715</text:p>
          </table:table-cell>
          <table:table-cell office:value-type="float" office:value="6724" calcext:value-type="float">
            <text:p>6724</text:p>
          </table:table-cell>
          <table:table-cell office:value-type="float" office:value="15483964" calcext:value-type="float">
            <text:p>15483964</text:p>
          </table:table-cell>
          <table:table-cell office:value-type="float" office:value="166435" calcext:value-type="float">
            <text:p>166435</text:p>
          </table:table-cell>
        </table:table-row>
        <table:table-row table:style-name="ro2">
          <table:table-cell office:value-type="float" office:value="5000" calcext:value-type="float">
            <text:p>5000</text:p>
          </table:table-cell>
          <table:table-cell office:value-type="float" office:value="14558853" calcext:value-type="float">
            <text:p>14558853</text:p>
          </table:table-cell>
          <table:table-cell office:value-type="float" office:value="72702" calcext:value-type="float">
            <text:p>72702</text:p>
          </table:table-cell>
          <table:table-cell office:value-type="float" office:value="11241" calcext:value-type="float">
            <text:p>11241</text:p>
          </table:table-cell>
          <table:table-cell office:value-type="float" office:value="43013340" calcext:value-type="float">
            <text:p>43013340</text:p>
          </table:table-cell>
          <table:table-cell office:value-type="float" office:value="296873" calcext:value-type="float">
            <text:p>296873</text:p>
          </table:table-cell>
        </table:table-row>
        <table:table-row table:style-name="ro2">
          <table:table-cell office:value-type="float" office:value="7500" calcext:value-type="float">
            <text:p>7500</text:p>
          </table:table-cell>
          <table:table-cell office:value-type="float" office:value="32611365" calcext:value-type="float">
            <text:p>32611365</text:p>
          </table:table-cell>
          <table:table-cell office:value-type="float" office:value="107284" calcext:value-type="float">
            <text:p>107284</text:p>
          </table:table-cell>
          <table:table-cell office:value-type="float" office:value="17215" calcext:value-type="float">
            <text:p>17215</text:p>
          </table:table-cell>
          <table:table-cell office:value-type="float" office:value="96804880" calcext:value-type="float">
            <text:p>96804880</text:p>
          </table:table-cell>
          <table:table-cell office:value-type="float" office:value="434108" calcext:value-type="float">
            <text:p>434108</text:p>
          </table:table-cell>
        </table:table-row>
        <table:table-row table:style-name="ro2">
          <table:table-cell office:value-type="float" office:value="10000" calcext:value-type="float">
            <text:p>10000</text:p>
          </table:table-cell>
          <table:table-cell office:value-type="float" office:value="59234557" calcext:value-type="float">
            <text:p>59234557</text:p>
          </table:table-cell>
          <table:table-cell office:value-type="float" office:value="157647" calcext:value-type="float">
            <text:p>157647</text:p>
          </table:table-cell>
          <table:table-cell office:value-type="float" office:value="22505" calcext:value-type="float">
            <text:p>22505</text:p>
          </table:table-cell>
          <table:table-cell office:value-type="float" office:value="172110049" calcext:value-type="float">
            <text:p>172110049</text:p>
          </table:table-cell>
          <table:table-cell office:value-type="float" office:value="603078" calcext:value-type="float">
            <text:p>603078</text:p>
          </table:table-cell>
        </table:table-row>
        <table:table-row table:style-name="ro1">
          <table:table-cell office:value-type="string" calcext:value-type="string">
            <text:p>Reversed big arrays test. Test cycle repeated 1000 times.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Bubble sort</text:p>
          </table:table-cell>
          <table:table-cell office:value-type="string" calcext:value-type="string">
            <text:p>Quicksort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Merge sort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35252" calcext:value-type="float">
            <text:p>235252</text:p>
          </table:table-cell>
          <table:table-cell office:value-type="float" office:value="5769" calcext:value-type="float">
            <text:p>5769</text:p>
          </table:table-cell>
          <table:table-cell office:value-type="float" office:value="103246" calcext:value-type="float">
            <text:p>103246</text:p>
          </table:table-cell>
          <table:table-cell office:value-type="float" office:value="424117" calcext:value-type="float">
            <text:p>424117</text:p>
          </table:table-cell>
          <table:table-cell office:value-type="float" office:value="26334" calcext:value-type="float">
            <text:p>26334</text:p>
          </table:table-cell>
        </table:table-row>
        <table:table-row table:style-name="ro2">
          <table:table-cell office:value-type="float" office:value="750" calcext:value-type="float">
            <text:p>750</text:p>
          </table:table-cell>
          <table:table-cell office:value-type="float" office:value="537023" calcext:value-type="float">
            <text:p>537023</text:p>
          </table:table-cell>
          <table:table-cell office:value-type="float" office:value="11391" calcext:value-type="float">
            <text:p>11391</text:p>
          </table:table-cell>
          <table:table-cell office:value-type="float" office:value="233460" calcext:value-type="float">
            <text:p>233460</text:p>
          </table:table-cell>
          <table:table-cell office:value-type="float" office:value="952342" calcext:value-type="float">
            <text:p>952342</text:p>
          </table:table-cell>
          <table:table-cell office:value-type="float" office:value="40796" calcext:value-type="float">
            <text:p>40796</text:p>
          </table:table-cell>
        </table:table-row>
        <table:table-row table:style-name="ro2">
          <table:table-cell office:value-type="float" office:value="1000" calcext:value-type="float">
            <text:p>1000</text:p>
          </table:table-cell>
          <table:table-cell office:value-type="float" office:value="937141" calcext:value-type="float">
            <text:p>937141</text:p>
          </table:table-cell>
          <table:table-cell office:value-type="float" office:value="13313" calcext:value-type="float">
            <text:p>13313</text:p>
          </table:table-cell>
          <table:table-cell office:value-type="float" office:value="401984" calcext:value-type="float">
            <text:p>401984</text:p>
          </table:table-cell>
          <table:table-cell office:value-type="float" office:value="1703994" calcext:value-type="float">
            <text:p>1703994</text:p>
          </table:table-cell>
          <table:table-cell office:value-type="float" office:value="70202" calcext:value-type="float">
            <text:p>70202</text:p>
          </table:table-cell>
        </table:table-row>
        <table:table-row table:style-name="ro2">
          <table:table-cell office:value-type="float" office:value="1250" calcext:value-type="float">
            <text:p>1250</text:p>
          </table:table-cell>
          <table:table-cell office:value-type="float" office:value="1506599" calcext:value-type="float">
            <text:p>1506599</text:p>
          </table:table-cell>
          <table:table-cell office:value-type="float" office:value="17388" calcext:value-type="float">
            <text:p>17388</text:p>
          </table:table-cell>
          <table:table-cell office:value-type="float" office:value="664207" calcext:value-type="float">
            <text:p>664207</text:p>
          </table:table-cell>
          <table:table-cell office:value-type="float" office:value="2689025" calcext:value-type="float">
            <text:p>2689025</text:p>
          </table:table-cell>
          <table:table-cell office:value-type="float" office:value="72745" calcext:value-type="float">
            <text:p>72745</text:p>
          </table:table-cell>
        </table:table-row>
        <table:table-row table:style-name="ro2">
          <table:table-cell office:value-type="float" office:value="1500" calcext:value-type="float">
            <text:p>1500</text:p>
          </table:table-cell>
          <table:table-cell office:value-type="float" office:value="2157303" calcext:value-type="float">
            <text:p>2157303</text:p>
          </table:table-cell>
          <table:table-cell office:value-type="float" office:value="23632" calcext:value-type="float">
            <text:p>23632</text:p>
          </table:table-cell>
          <table:table-cell office:value-type="float" office:value="915435" calcext:value-type="float">
            <text:p>915435</text:p>
          </table:table-cell>
          <table:table-cell office:value-type="float" office:value="3928728" calcext:value-type="float">
            <text:p>3928728</text:p>
          </table:table-cell>
          <table:table-cell office:value-type="float" office:value="105312" calcext:value-type="float">
            <text:p>105312</text:p>
          </table:table-cell>
        </table:table-row>
        <table:table-row table:style-name="ro2">
          <table:table-cell office:value-type="float" office:value="2000" calcext:value-type="float">
            <text:p>2000</text:p>
          </table:table-cell>
          <table:table-cell office:value-type="float" office:value="3891073" calcext:value-type="float">
            <text:p>3891073</text:p>
          </table:table-cell>
          <table:table-cell office:value-type="float" office:value="26397" calcext:value-type="float">
            <text:p>26397</text:p>
          </table:table-cell>
          <table:table-cell office:value-type="float" office:value="1606173" calcext:value-type="float">
            <text:p>1606173</text:p>
          </table:table-cell>
          <table:table-cell office:value-type="float" office:value="6890434" calcext:value-type="float">
            <text:p>6890434</text:p>
          </table:table-cell>
          <table:table-cell office:value-type="float" office:value="112898" calcext:value-type="float">
            <text:p>112898</text:p>
          </table:table-cell>
        </table:table-row>
        <table:table-row table:style-name="ro2">
          <table:table-cell office:value-type="float" office:value="3000" calcext:value-type="float">
            <text:p>3000</text:p>
          </table:table-cell>
          <table:table-cell office:value-type="float" office:value="8623171" calcext:value-type="float">
            <text:p>8623171</text:p>
          </table:table-cell>
          <table:table-cell office:value-type="float" office:value="46718" calcext:value-type="float">
            <text:p>46718</text:p>
          </table:table-cell>
          <table:table-cell office:value-type="float" office:value="3556516" calcext:value-type="float">
            <text:p>3556516</text:p>
          </table:table-cell>
          <table:table-cell office:value-type="float" office:value="15524639" calcext:value-type="float">
            <text:p>15524639</text:p>
          </table:table-cell>
          <table:table-cell office:value-type="float" office:value="206671" calcext:value-type="float">
            <text:p>206671</text:p>
          </table:table-cell>
        </table:table-row>
        <table:table-row table:style-name="ro2">
          <table:table-cell office:value-type="float" office:value="5000" calcext:value-type="float">
            <text:p>5000</text:p>
          </table:table-cell>
          <table:table-cell office:value-type="float" office:value="24261395" calcext:value-type="float">
            <text:p>24261395</text:p>
          </table:table-cell>
          <table:table-cell office:value-type="float" office:value="77643" calcext:value-type="float">
            <text:p>77643</text:p>
          </table:table-cell>
          <table:table-cell office:value-type="float" office:value="10039778" calcext:value-type="float">
            <text:p>10039778</text:p>
          </table:table-cell>
          <table:table-cell office:value-type="float" office:value="43302200" calcext:value-type="float">
            <text:p>43302200</text:p>
          </table:table-cell>
          <table:table-cell office:value-type="float" office:value="342939" calcext:value-type="float">
            <text:p>342939</text:p>
          </table:table-cell>
        </table:table-row>
        <table:table-row table:style-name="ro2">
          <table:table-cell office:value-type="float" office:value="7500" calcext:value-type="float">
            <text:p>7500</text:p>
          </table:table-cell>
          <table:table-cell office:value-type="float" office:value="54125356" calcext:value-type="float">
            <text:p>54125356</text:p>
          </table:table-cell>
          <table:table-cell office:value-type="float" office:value="118111" calcext:value-type="float">
            <text:p>118111</text:p>
          </table:table-cell>
          <table:table-cell office:value-type="float" office:value="21774885" calcext:value-type="float">
            <text:p>21774885</text:p>
          </table:table-cell>
          <table:table-cell office:value-type="float" office:value="96840001" calcext:value-type="float">
            <text:p>96840001</text:p>
          </table:table-cell>
          <table:table-cell office:value-type="float" office:value="452897" calcext:value-type="float">
            <text:p>452897</text:p>
          </table:table-cell>
        </table:table-row>
        <table:table-row table:style-name="ro2">
          <table:table-cell office:value-type="float" office:value="10000" calcext:value-type="float">
            <text:p>10000</text:p>
          </table:table-cell>
          <table:table-cell office:value-type="float" office:value="95739461" calcext:value-type="float">
            <text:p>95739461</text:p>
          </table:table-cell>
          <table:table-cell office:value-type="float" office:value="159287" calcext:value-type="float">
            <text:p>159287</text:p>
          </table:table-cell>
          <table:table-cell office:value-type="float" office:value="38298470" calcext:value-type="float">
            <text:p>38298470</text:p>
          </table:table-cell>
          <table:table-cell office:value-type="float" office:value="172103205" calcext:value-type="float">
            <text:p>172103205</text:p>
          </table:table-cell>
          <table:table-cell office:value-type="float" office:value="629863" calcext:value-type="float">
            <text:p>629863</text:p>
          </table:table-cell>
        </table:table-row>
        <table:table-row table:style-name="ro1" table:number-rows-repeated="15">
          <table:table-cell table:number-columns-repeated="6"/>
        </table:table-row>
        <table:table-row table:style-name="ro1">
          <table:table-cell office:value-type="string" calcext:value-type="string">
            <text:p>Averag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Bubble sort</text:p>
          </table:table-cell>
          <table:table-cell office:value-type="string" calcext:value-type="string">
            <text:p>Quicksort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Merge sort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table:formula="of:=AVERAGE([.B3];[.B15];[.B27];[.B39];[.B51])" office:value-type="float" office:value="279531.8" calcext:value-type="float">
            <text:p>279531,8</text:p>
          </table:table-cell>
          <table:table-cell table:formula="of:=AVERAGE([.C3];[.C15];[.C27];[.C39];[.C51])" office:value-type="float" office:value="14487.2" calcext:value-type="float">
            <text:p>14487,2</text:p>
          </table:table-cell>
          <table:table-cell table:formula="of:=AVERAGE([.D3];[.D15];[.D27];[.D39];[.D51])" office:value-type="float" office:value="45604.6" calcext:value-type="float">
            <text:p>45604,6</text:p>
          </table:table-cell>
          <table:table-cell table:formula="of:=AVERAGE([.E3];[.E15];[.E27];[.E39];[.E51])" office:value-type="float" office:value="422438.8" calcext:value-type="float">
            <text:p>422438,8</text:p>
          </table:table-cell>
          <table:table-cell table:formula="of:=AVERAGE([.F3];[.F15];[.F27];[.F39];[.F51])" office:value-type="float" office:value="35209.4" calcext:value-type="float">
            <text:p>35209,4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table:formula="of:=AVERAGE([.B4];[.B16];[.B28];[.B40];[.B52])" office:value-type="float" office:value="644269.4" calcext:value-type="float">
            <text:p>644269,4</text:p>
          </table:table-cell>
          <table:table-cell table:formula="of:=AVERAGE([.C4];[.C16];[.C28];[.C40];[.C52])" office:value-type="float" office:value="24444.6" calcext:value-type="float">
            <text:p>24444,6</text:p>
          </table:table-cell>
          <table:table-cell table:formula="of:=AVERAGE([.D4];[.D16];[.D28];[.D40];[.D52])" office:value-type="float" office:value="101764.4" calcext:value-type="float">
            <text:p>101764,4</text:p>
          </table:table-cell>
          <table:table-cell table:formula="of:=AVERAGE([.E4];[.E16];[.E28];[.E40];[.E52])" office:value-type="float" office:value="953412.6" calcext:value-type="float">
            <text:p>953412,6</text:p>
          </table:table-cell>
          <table:table-cell table:formula="of:=AVERAGE([.F4];[.F16];[.F28];[.F40];[.F52])" office:value-type="float" office:value="57621.6" calcext:value-type="float">
            <text:p>57621,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table:formula="of:=AVERAGE([.B5];[.B17];[.B29];[.B41];[.B53])" office:value-type="float" office:value="1155545.6" calcext:value-type="float">
            <text:p>1155545,6</text:p>
          </table:table-cell>
          <table:table-cell table:formula="of:=AVERAGE([.C5];[.C17];[.C29];[.C41];[.C53])" office:value-type="float" office:value="31291.2" calcext:value-type="float">
            <text:p>31291,2</text:p>
          </table:table-cell>
          <table:table-cell table:formula="of:=AVERAGE([.D5];[.D17];[.D29];[.D41];[.D53])" office:value-type="float" office:value="173561.2" calcext:value-type="float">
            <text:p>173561,2</text:p>
          </table:table-cell>
          <table:table-cell table:formula="of:=AVERAGE([.E5];[.E17];[.E29];[.E41];[.E53])" office:value-type="float" office:value="1711498.6" calcext:value-type="float">
            <text:p>1711498,6</text:p>
          </table:table-cell>
          <table:table-cell table:formula="of:=AVERAGE([.F5];[.F17];[.F29];[.F41];[.F53])" office:value-type="float" office:value="80781.8" calcext:value-type="float">
            <text:p>80781,8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table:formula="of:=AVERAGE([.B6];[.B18];[.B30];[.B42];[.B54])" office:value-type="float" office:value="1834696.8" calcext:value-type="float">
            <text:p>1834696,8</text:p>
          </table:table-cell>
          <table:table-cell table:formula="of:=AVERAGE([.C6];[.C18];[.C30];[.C42];[.C54])" office:value-type="float" office:value="39572.4" calcext:value-type="float">
            <text:p>39572,4</text:p>
          </table:table-cell>
          <table:table-cell table:formula="of:=AVERAGE([.D6];[.D18];[.D30];[.D42];[.D54])" office:value-type="float" office:value="269313" calcext:value-type="float">
            <text:p>269313</text:p>
          </table:table-cell>
          <table:table-cell table:formula="of:=AVERAGE([.E6];[.E18];[.E30];[.E42];[.E54])" office:value-type="float" office:value="2683802.2" calcext:value-type="float">
            <text:p>2683802,2</text:p>
          </table:table-cell>
          <table:table-cell table:formula="of:=AVERAGE([.F6];[.F18];[.F30];[.F42];[.F54])" office:value-type="float" office:value="97833" calcext:value-type="float">
            <text:p>97833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table:formula="of:=AVERAGE([.B7];[.B19];[.B31];[.B43];[.B55])" office:value-type="float" office:value="2638833.2" calcext:value-type="float">
            <text:p>2638833,2</text:p>
          </table:table-cell>
          <table:table-cell table:formula="of:=AVERAGE([.C7];[.C19];[.C31];[.C43];[.C55])" office:value-type="float" office:value="50419.4" calcext:value-type="float">
            <text:p>50419,4</text:p>
          </table:table-cell>
          <table:table-cell table:formula="of:=AVERAGE([.D7];[.D19];[.D31];[.D43];[.D55])" office:value-type="float" office:value="370764" calcext:value-type="float">
            <text:p>370764</text:p>
          </table:table-cell>
          <table:table-cell table:formula="of:=AVERAGE([.E7];[.E19];[.E31];[.E43];[.E55])" office:value-type="float" office:value="3875677.4" calcext:value-type="float">
            <text:p>3875677,4</text:p>
          </table:table-cell>
          <table:table-cell table:formula="of:=AVERAGE([.F7];[.F19];[.F31];[.F43];[.F55])" office:value-type="float" office:value="126190.2" calcext:value-type="float">
            <text:p>126190,2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table:formula="of:=AVERAGE([.B8];[.B20];[.B32];[.B44];[.B56])" office:value-type="float" office:value="4726341.6" calcext:value-type="float">
            <text:p>4726341,6</text:p>
          </table:table-cell>
          <table:table-cell table:formula="of:=AVERAGE([.C8];[.C20];[.C32];[.C44];[.C56])" office:value-type="float" office:value="65997.2" calcext:value-type="float">
            <text:p>65997,2</text:p>
          </table:table-cell>
          <table:table-cell table:formula="of:=AVERAGE([.D8];[.D20];[.D32];[.D44];[.D56])" office:value-type="float" office:value="650486.2" calcext:value-type="float">
            <text:p>650486,2</text:p>
          </table:table-cell>
          <table:table-cell table:formula="of:=AVERAGE([.E8];[.E20];[.E32];[.E44];[.E56])" office:value-type="float" office:value="6893158.4" calcext:value-type="float">
            <text:p>6893158,4</text:p>
          </table:table-cell>
          <table:table-cell table:formula="of:=AVERAGE([.F8];[.F20];[.F32];[.F44];[.F56])" office:value-type="float" office:value="173940.2" calcext:value-type="float">
            <text:p>173940,2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table:formula="of:=AVERAGE([.B9];[.B21];[.B33];[.B45];[.B57])" office:value-type="float" office:value="10737651.4" calcext:value-type="float">
            <text:p>10737651,4</text:p>
          </table:table-cell>
          <table:table-cell table:formula="of:=AVERAGE([.C9];[.C21];[.C33];[.C45];[.C57])" office:value-type="float" office:value="105505.4" calcext:value-type="float">
            <text:p>105505,4</text:p>
          </table:table-cell>
          <table:table-cell table:formula="of:=AVERAGE([.D9];[.D21];[.D33];[.D45];[.D57])" office:value-type="float" office:value="1452356" calcext:value-type="float">
            <text:p>1452356</text:p>
          </table:table-cell>
          <table:table-cell table:formula="of:=AVERAGE([.E9];[.E21];[.E33];[.E45];[.E57])" office:value-type="float" office:value="15486145" calcext:value-type="float">
            <text:p>15486145</text:p>
          </table:table-cell>
          <table:table-cell table:formula="of:=AVERAGE([.F9];[.F21];[.F33];[.F45];[.F57])" office:value-type="float" office:value="263218" calcext:value-type="float">
            <text:p>263218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table:formula="of:=AVERAGE([.B10];[.B22];[.B34];[.B46];[.B58])" office:value-type="float" office:value="30166901.8" calcext:value-type="float">
            <text:p>30166901,8</text:p>
          </table:table-cell>
          <table:table-cell table:formula="of:=AVERAGE([.C10];[.C22];[.C34];[.C46];[.C58])" office:value-type="float" office:value="186488.6" calcext:value-type="float">
            <text:p>186488,6</text:p>
          </table:table-cell>
          <table:table-cell table:formula="of:=AVERAGE([.D10];[.D22];[.D34];[.D46];[.D58])" office:value-type="float" office:value="4013684" calcext:value-type="float">
            <text:p>4013684</text:p>
          </table:table-cell>
          <table:table-cell table:formula="of:=AVERAGE([.E10];[.E22];[.E34];[.E46];[.E58])" office:value-type="float" office:value="43193102.6" calcext:value-type="float">
            <text:p>43193102,6</text:p>
          </table:table-cell>
          <table:table-cell table:formula="of:=AVERAGE([.F10];[.F22];[.F34];[.F46];[.F58])" office:value-type="float" office:value="437875.6" calcext:value-type="float">
            <text:p>437875,6</text:p>
          </table:table-cell>
        </table:table-row>
        <table:table-row table:style-name="ro1">
          <table:table-cell office:value-type="float" office:value="7500" calcext:value-type="float">
            <text:p>7500</text:p>
          </table:table-cell>
          <table:table-cell table:formula="of:=AVERAGE([.B11];[.B23];[.B35];[.B47];[.B59])" office:value-type="float" office:value="68082917.4" calcext:value-type="float">
            <text:p>68082917,4</text:p>
          </table:table-cell>
          <table:table-cell table:formula="of:=AVERAGE([.C11];[.C23];[.C35];[.C47];[.C59])" office:value-type="float" office:value="278329.8" calcext:value-type="float">
            <text:p>278329,8</text:p>
          </table:table-cell>
          <table:table-cell table:formula="of:=AVERAGE([.D11];[.D23];[.D35];[.D47];[.D59])" office:value-type="float" office:value="8811607.4" calcext:value-type="float">
            <text:p>8811607,4</text:p>
          </table:table-cell>
          <table:table-cell table:formula="of:=AVERAGE([.E11];[.E23];[.E35];[.E47];[.E59])" office:value-type="float" office:value="96937310.4" calcext:value-type="float">
            <text:p>96937310,4</text:p>
          </table:table-cell>
          <table:table-cell table:formula="of:=AVERAGE([.F11];[.F23];[.F35];[.F47];[.F59])" office:value-type="float" office:value="671189.6" calcext:value-type="float">
            <text:p>671189,6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formula="of:=AVERAGE([.B12];[.B24];[.B36];[.B48];[.B60])" office:value-type="float" office:value="120637965.8" calcext:value-type="float">
            <text:p>120637965,8</text:p>
          </table:table-cell>
          <table:table-cell table:formula="of:=AVERAGE([.C12];[.C24];[.C36];[.C48];[.C60])" office:value-type="float" office:value="377493" calcext:value-type="float">
            <text:p>377493</text:p>
          </table:table-cell>
          <table:table-cell table:formula="of:=AVERAGE([.D12];[.D24];[.D36];[.D48];[.D60])" office:value-type="float" office:value="15456541.6" calcext:value-type="float">
            <text:p>15456541,6</text:p>
          </table:table-cell>
          <table:table-cell table:formula="of:=AVERAGE([.E12];[.E24];[.E36];[.E48];[.E60])" office:value-type="float" office:value="172405309.6" calcext:value-type="float">
            <text:p>172405309,6</text:p>
          </table:table-cell>
          <table:table-cell table:formula="of:=AVERAGE([.F12];[.F24];[.F36];[.F48];[.F60])" office:value-type="float" office:value="908263.2" calcext:value-type="float">
            <text:p>908263,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i" fo:country="FI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f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i" fo:country="FI" style:letter-kerning="true" style:font-name-asian="Tahoma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8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27">00.00.0000</text:date>, <text:time style:data-style-name="N2" text:time-value="12:40:02.905426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13T13:04:15.094785000</meta:creation-date>
    <dc:date>2014-08-27T13:10:41.446277000</dc:date>
    <meta:editing-duration>P2DT3H46M49S</meta:editing-duration>
    <meta:editing-cycles>9</meta:editing-cycles>
    <meta:generator>LibreOffice/4.3.0.4$MacOSX_X86_64 LibreOffice_project/62ad5818884a2fc2e5780dd45466868d41009ec0</meta:generator>
    <meta:document-statistic meta:table-count="1" meta:cell-count="397" meta:object-count="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1000000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02cm" svg:height="6.774cm" xlink:href=".." xlink:type="simple" chart:class="chart:line" chart:style-name="ch1">
        <chart:legend chart:legend-position="end" svg:x="12.518cm" svg:y="2.184cm" style:legend-expansion="high" chart:style-name="ch2"/>
        <chart:plot-area chart:style-name="ch3" table:cell-range-address="Sheet1.A2:Sheet1.F12" chart:data-source-has-labels="both" svg:x="0.77cm" svg:y="0.675cm" svg:width="11.108cm" svg:height="5.544cm">
          <chartooo:coordinate-region svg:x="2.401cm" svg:y="0.856cm" svg:width="8.986cm" svg:height="4.753cm"/>
          <chart:axis chart:dimension="x" chart:name="primary-x" chart:style-name="ch4" chartooo:axis-type="auto">
            <chartooo:date-scale/>
            <chart:categories table:cell-range-address="Sheet1.A3:Sheet1.A1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3:Sheet1.B12" chart:label-cell-address="Sheet1.B2:Sheet1.B2" chart:class="chart:line">
            <chart:data-point chart:repeated="10"/>
          </chart:series>
          <chart:series chart:style-name="ch8" chart:values-cell-range-address="Sheet1.C3:Sheet1.C12" chart:label-cell-address="Sheet1.C2:Sheet1.C2" chart:class="chart:line">
            <chart:data-point chart:repeated="10"/>
          </chart:series>
          <chart:series chart:style-name="ch9" chart:values-cell-range-address="Sheet1.D3:Sheet1.D12" chart:label-cell-address="Sheet1.D2:Sheet1.D2" chart:class="chart:line">
            <chart:data-point chart:repeated="10"/>
          </chart:series>
          <chart:series chart:style-name="ch10" chart:values-cell-range-address="Sheet1.E3:Sheet1.E12" chart:label-cell-address="Sheet1.E2:Sheet1.E2" chart:class="chart:line">
            <chart:data-point chart:repeated="10"/>
          </chart:series>
          <chart:series chart:style-name="ch11" chart:values-cell-range-address="Sheet1.F3:Sheet1.F12" chart:label-cell-address="Sheet1.F2:Sheet1.F2" chart:class="chart:line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ubble sort</text:p>
                <draw:g>
                  <svg:desc>Sheet1.B2:Sheet1.B2</svg:desc>
                </draw:g>
              </table:table-cell>
              <table:table-cell office:value-type="string">
                <text:p>Quicksort</text:p>
                <draw:g>
                  <svg:desc>Sheet1.C2:Sheet1.C2</svg:desc>
                </draw:g>
              </table:table-cell>
              <table:table-cell office:value-type="string">
                <text:p>Insertion sort</text:p>
                <draw:g>
                  <svg:desc>Sheet1.D2:Sheet1.D2</svg:desc>
                </draw:g>
              </table:table-cell>
              <table:table-cell office:value-type="string">
                <text:p>Selection sort</text:p>
                <draw:g>
                  <svg:desc>Sheet1.E2:Sheet1.E2</svg:desc>
                </draw:g>
              </table:table-cell>
              <table:table-cell office:value-type="string">
                <text:p>Merge sort</text:p>
                <draw:g>
                  <svg:desc>Sheet1.F2:Sheet1.F2</svg:desc>
                </draw:g>
              </table:table-cell>
            </table:table-row>
          </table:table-header-rows>
          <table:table-rows>
            <table:table-row>
              <table:table-cell office:value-type="float" office:value="500">
                <text:p>500</text:p>
                <draw:g>
                  <svg:desc>Sheet1.A3:Sheet1.A12</svg:desc>
                </draw:g>
              </table:table-cell>
              <table:table-cell office:value-type="float" office:value="423480">
                <text:p>423480</text:p>
                <draw:g>
                  <svg:desc>Sheet1.B3:Sheet1.B12</svg:desc>
                </draw:g>
              </table:table-cell>
              <table:table-cell office:value-type="float" office:value="30930">
                <text:p>30930</text:p>
                <draw:g>
                  <svg:desc>Sheet1.C3:Sheet1.C12</svg:desc>
                </draw:g>
              </table:table-cell>
              <table:table-cell office:value-type="float" office:value="55843">
                <text:p>55843</text:p>
                <draw:g>
                  <svg:desc>Sheet1.D3:Sheet1.D12</svg:desc>
                </draw:g>
              </table:table-cell>
              <table:table-cell office:value-type="float" office:value="420172">
                <text:p>420172</text:p>
                <draw:g>
                  <svg:desc>Sheet1.E3:Sheet1.E12</svg:desc>
                </draw:g>
              </table:table-cell>
              <table:table-cell office:value-type="float" office:value="50942">
                <text:p>50942</text:p>
                <draw:g>
                  <svg:desc>Sheet1.F3:Sheet1.F12</svg:desc>
                </draw:g>
              </table:table-cell>
            </table:table-row>
            <table:table-row>
              <table:table-cell office:value-type="float" office:value="750">
                <text:p>750</text:p>
              </table:table-cell>
              <table:table-cell office:value-type="float" office:value="960006">
                <text:p>960006</text:p>
              </table:table-cell>
              <table:table-cell office:value-type="float" office:value="48534">
                <text:p>48534</text:p>
              </table:table-cell>
              <table:table-cell office:value-type="float" office:value="120708">
                <text:p>120708</text:p>
              </table:table-cell>
              <table:table-cell office:value-type="float" office:value="964939">
                <text:p>964939</text:p>
              </table:table-cell>
              <table:table-cell office:value-type="float" office:value="86175">
                <text:p>86175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1749374">
                <text:p>1749374</text:p>
              </table:table-cell>
              <table:table-cell office:value-type="float" office:value="68759">
                <text:p>68759</text:p>
              </table:table-cell>
              <table:table-cell office:value-type="float" office:value="204064">
                <text:p>204064</text:p>
              </table:table-cell>
              <table:table-cell office:value-type="float" office:value="1702883">
                <text:p>1702883</text:p>
              </table:table-cell>
              <table:table-cell office:value-type="float" office:value="111352">
                <text:p>111352</text:p>
              </table:table-cell>
            </table:table-row>
            <table:table-row>
              <table:table-cell office:value-type="float" office:value="1250">
                <text:p>1250</text:p>
              </table:table-cell>
              <table:table-cell office:value-type="float" office:value="2741662">
                <text:p>2741662</text:p>
              </table:table-cell>
              <table:table-cell office:value-type="float" office:value="87540">
                <text:p>87540</text:p>
              </table:table-cell>
              <table:table-cell office:value-type="float" office:value="320153">
                <text:p>320153</text:p>
              </table:table-cell>
              <table:table-cell office:value-type="float" office:value="2678174">
                <text:p>2678174</text:p>
              </table:table-cell>
              <table:table-cell office:value-type="float" office:value="143446">
                <text:p>143446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3997640">
                <text:p>3997640</text:p>
              </table:table-cell>
              <table:table-cell office:value-type="float" office:value="108852">
                <text:p>108852</text:p>
              </table:table-cell>
              <table:table-cell office:value-type="float" office:value="442874">
                <text:p>442874</text:p>
              </table:table-cell>
              <table:table-cell office:value-type="float" office:value="3885142">
                <text:p>3885142</text:p>
              </table:table-cell>
              <table:table-cell office:value-type="float" office:value="178735">
                <text:p>178735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7100556">
                <text:p>7100556</text:p>
              </table:table-cell>
              <table:table-cell office:value-type="float" office:value="147616">
                <text:p>147616</text:p>
              </table:table-cell>
              <table:table-cell office:value-type="float" office:value="770174">
                <text:p>770174</text:p>
              </table:table-cell>
              <table:table-cell office:value-type="float" office:value="6884605">
                <text:p>6884605</text:p>
              </table:table-cell>
              <table:table-cell office:value-type="float" office:value="246042">
                <text:p>246042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16088348">
                <text:p>16088348</text:p>
              </table:table-cell>
              <table:table-cell office:value-type="float" office:value="235042">
                <text:p>235042</text:p>
              </table:table-cell>
              <table:table-cell office:value-type="float" office:value="1724289">
                <text:p>1724289</text:p>
              </table:table-cell>
              <table:table-cell office:value-type="float" office:value="15478126">
                <text:p>15478126</text:p>
              </table:table-cell>
              <table:table-cell office:value-type="float" office:value="387880">
                <text:p>387880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45303441">
                <text:p>45303441</text:p>
              </table:table-cell>
              <table:table-cell office:value-type="float" office:value="399517">
                <text:p>399517</text:p>
              </table:table-cell>
              <table:table-cell office:value-type="float" office:value="4669045">
                <text:p>4669045</text:p>
              </table:table-cell>
              <table:table-cell office:value-type="float" office:value="42974970">
                <text:p>42974970</text:p>
              </table:table-cell>
              <table:table-cell office:value-type="float" office:value="673881">
                <text:p>673881</text:p>
              </table:table-cell>
            </table:table-row>
            <table:table-row>
              <table:table-cell office:value-type="float" office:value="7500">
                <text:p>7500</text:p>
              </table:table-cell>
              <table:table-cell office:value-type="float" office:value="102502752">
                <text:p>102502752</text:p>
              </table:table-cell>
              <table:table-cell office:value-type="float" office:value="615580">
                <text:p>615580</text:p>
              </table:table-cell>
              <table:table-cell office:value-type="float" office:value="10466291">
                <text:p>10466291</text:p>
              </table:table-cell>
              <table:table-cell office:value-type="float" office:value="96637578">
                <text:p>96637578</text:p>
              </table:table-cell>
              <table:table-cell office:value-type="float" office:value="1069609">
                <text:p>1069609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181478191">
                <text:p>181478191</text:p>
              </table:table-cell>
              <table:table-cell office:value-type="float" office:value="846266">
                <text:p>846266</text:p>
              </table:table-cell>
              <table:table-cell office:value-type="float" office:value="18543310">
                <text:p>18543310</text:p>
              </table:table-cell>
              <table:table-cell office:value-type="float" office:value="172459789">
                <text:p>172459789</text:p>
              </table:table-cell>
              <table:table-cell office:value-type="float" office:value="1446021">
                <text:p>144602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0.4$MacOSX_X86_64 LibreOffice_project/62ad5818884a2fc2e5780dd45466868d41009ec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1000000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02cm" svg:height="6.262cm" xlink:href=".." xlink:type="simple" chart:class="chart:line" chart:style-name="ch1">
        <chart:legend chart:legend-position="end" svg:x="12.518cm" svg:y="1.928cm" style:legend-expansion="high" chart:style-name="ch2"/>
        <chart:plot-area chart:style-name="ch3" table:cell-range-address="Sheet1.A14:Sheet1.F24" chart:data-source-has-labels="both" svg:x="0.77cm" svg:y="0.635cm" svg:width="11.108cm" svg:height="5.082cm">
          <chartooo:coordinate-region svg:x="2.401cm" svg:y="0.817cm" svg:width="8.986cm" svg:height="4.29cm"/>
          <chart:axis chart:dimension="x" chart:name="primary-x" chart:style-name="ch4" chartooo:axis-type="auto">
            <chartooo:date-scale/>
            <chart:categories table:cell-range-address="Sheet1.A15:Sheet1.A2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15:Sheet1.B24" chart:label-cell-address="Sheet1.B14:Sheet1.B14" chart:class="chart:line">
            <chart:data-point chart:repeated="10"/>
          </chart:series>
          <chart:series chart:style-name="ch8" chart:values-cell-range-address="Sheet1.C15:Sheet1.C24" chart:label-cell-address="Sheet1.C14:Sheet1.C14" chart:class="chart:line">
            <chart:data-point chart:repeated="10"/>
          </chart:series>
          <chart:series chart:style-name="ch9" chart:values-cell-range-address="Sheet1.D15:Sheet1.D24" chart:label-cell-address="Sheet1.D14:Sheet1.D14" chart:class="chart:line">
            <chart:data-point chart:repeated="10"/>
          </chart:series>
          <chart:series chart:style-name="ch10" chart:values-cell-range-address="Sheet1.E15:Sheet1.E24" chart:label-cell-address="Sheet1.E14:Sheet1.E14" chart:class="chart:line">
            <chart:data-point chart:repeated="10"/>
          </chart:series>
          <chart:series chart:style-name="ch11" chart:values-cell-range-address="Sheet1.F15:Sheet1.F24" chart:label-cell-address="Sheet1.F14:Sheet1.F14" chart:class="chart:line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ubble sort</text:p>
                <draw:g>
                  <svg:desc>Sheet1.B14:Sheet1.B14</svg:desc>
                </draw:g>
              </table:table-cell>
              <table:table-cell office:value-type="string">
                <text:p>Quicksort</text:p>
                <draw:g>
                  <svg:desc>Sheet1.C14:Sheet1.C14</svg:desc>
                </draw:g>
              </table:table-cell>
              <table:table-cell office:value-type="string">
                <text:p>Insertion sort</text:p>
                <draw:g>
                  <svg:desc>Sheet1.D14:Sheet1.D14</svg:desc>
                </draw:g>
              </table:table-cell>
              <table:table-cell office:value-type="string">
                <text:p>Selection sort</text:p>
                <draw:g>
                  <svg:desc>Sheet1.E14:Sheet1.E14</svg:desc>
                </draw:g>
              </table:table-cell>
              <table:table-cell office:value-type="string">
                <text:p>Merge sort</text:p>
                <draw:g>
                  <svg:desc>Sheet1.F14:Sheet1.F14</svg:desc>
                </draw:g>
              </table:table-cell>
            </table:table-row>
          </table:table-header-rows>
          <table:table-rows>
            <table:table-row>
              <table:table-cell office:value-type="float" office:value="500">
                <text:p>500</text:p>
                <draw:g>
                  <svg:desc>Sheet1.A15:Sheet1.A24</svg:desc>
                </draw:g>
              </table:table-cell>
              <table:table-cell office:value-type="float" office:value="371832">
                <text:p>371832</text:p>
                <draw:g>
                  <svg:desc>Sheet1.B15:Sheet1.B24</svg:desc>
                </draw:g>
              </table:table-cell>
              <table:table-cell office:value-type="float" office:value="16829">
                <text:p>16829</text:p>
                <draw:g>
                  <svg:desc>Sheet1.C15:Sheet1.C24</svg:desc>
                </draw:g>
              </table:table-cell>
              <table:table-cell office:value-type="float" office:value="50269">
                <text:p>50269</text:p>
                <draw:g>
                  <svg:desc>Sheet1.D15:Sheet1.D24</svg:desc>
                </draw:g>
              </table:table-cell>
              <table:table-cell office:value-type="float" office:value="422082">
                <text:p>422082</text:p>
                <draw:g>
                  <svg:desc>Sheet1.E15:Sheet1.E24</svg:desc>
                </draw:g>
              </table:table-cell>
              <table:table-cell office:value-type="float" office:value="38400">
                <text:p>38400</text:p>
                <draw:g>
                  <svg:desc>Sheet1.F15:Sheet1.F24</svg:desc>
                </draw:g>
              </table:table-cell>
            </table:table-row>
            <table:table-row>
              <table:table-cell office:value-type="float" office:value="750">
                <text:p>750</text:p>
              </table:table-cell>
              <table:table-cell office:value-type="float" office:value="907375">
                <text:p>907375</text:p>
              </table:table-cell>
              <table:table-cell office:value-type="float" office:value="25101">
                <text:p>25101</text:p>
              </table:table-cell>
              <table:table-cell office:value-type="float" office:value="105631">
                <text:p>105631</text:p>
              </table:table-cell>
              <table:table-cell office:value-type="float" office:value="964589">
                <text:p>964589</text:p>
              </table:table-cell>
              <table:table-cell office:value-type="float" office:value="61568">
                <text:p>61568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1635835">
                <text:p>1635835</text:p>
              </table:table-cell>
              <table:table-cell office:value-type="float" office:value="35766">
                <text:p>35766</text:p>
              </table:table-cell>
              <table:table-cell office:value-type="float" office:value="194040">
                <text:p>194040</text:p>
              </table:table-cell>
              <table:table-cell office:value-type="float" office:value="1734149">
                <text:p>1734149</text:p>
              </table:table-cell>
              <table:table-cell office:value-type="float" office:value="92996">
                <text:p>92996</text:p>
              </table:table-cell>
            </table:table-row>
            <table:table-row>
              <table:table-cell office:value-type="float" office:value="1250">
                <text:p>1250</text:p>
              </table:table-cell>
              <table:table-cell office:value-type="float" office:value="2583172">
                <text:p>2583172</text:p>
              </table:table-cell>
              <table:table-cell office:value-type="float" office:value="43945">
                <text:p>43945</text:p>
              </table:table-cell>
              <table:table-cell office:value-type="float" office:value="261994">
                <text:p>261994</text:p>
              </table:table-cell>
              <table:table-cell office:value-type="float" office:value="2687631">
                <text:p>2687631</text:p>
              </table:table-cell>
              <table:table-cell office:value-type="float" office:value="110648">
                <text:p>110648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3721827">
                <text:p>3721827</text:p>
              </table:table-cell>
              <table:table-cell office:value-type="float" office:value="56803">
                <text:p>56803</text:p>
              </table:table-cell>
              <table:table-cell office:value-type="float" office:value="368551">
                <text:p>368551</text:p>
              </table:table-cell>
              <table:table-cell office:value-type="float" office:value="3842884">
                <text:p>3842884</text:p>
              </table:table-cell>
              <table:table-cell office:value-type="float" office:value="130921">
                <text:p>130921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6712585">
                <text:p>6712585</text:p>
              </table:table-cell>
              <table:table-cell office:value-type="float" office:value="75631">
                <text:p>75631</text:p>
              </table:table-cell>
              <table:table-cell office:value-type="float" office:value="644374">
                <text:p>644374</text:p>
              </table:table-cell>
              <table:table-cell office:value-type="float" office:value="6927411">
                <text:p>6927411</text:p>
              </table:table-cell>
              <table:table-cell office:value-type="float" office:value="181895">
                <text:p>181895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15467249">
                <text:p>15467249</text:p>
              </table:table-cell>
              <table:table-cell office:value-type="float" office:value="114489">
                <text:p>114489</text:p>
              </table:table-cell>
              <table:table-cell office:value-type="float" office:value="1491825">
                <text:p>1491825</text:p>
              </table:table-cell>
              <table:table-cell office:value-type="float" office:value="15464805">
                <text:p>15464805</text:p>
              </table:table-cell>
              <table:table-cell office:value-type="float" office:value="302634">
                <text:p>302634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43732238">
                <text:p>43732238</text:p>
              </table:table-cell>
              <table:table-cell office:value-type="float" office:value="204415">
                <text:p>204415</text:p>
              </table:table-cell>
              <table:table-cell office:value-type="float" office:value="4017194">
                <text:p>4017194</text:p>
              </table:table-cell>
              <table:table-cell office:value-type="float" office:value="43410007">
                <text:p>43410007</text:p>
              </table:table-cell>
              <table:table-cell office:value-type="float" office:value="454493">
                <text:p>454493</text:p>
              </table:table-cell>
            </table:table-row>
            <table:table-row>
              <table:table-cell office:value-type="float" office:value="7500">
                <text:p>7500</text:p>
              </table:table-cell>
              <table:table-cell office:value-type="float" office:value="98774497">
                <text:p>98774497</text:p>
              </table:table-cell>
              <table:table-cell office:value-type="float" office:value="311895">
                <text:p>311895</text:p>
              </table:table-cell>
              <table:table-cell office:value-type="float" office:value="9070228">
                <text:p>9070228</text:p>
              </table:table-cell>
              <table:table-cell office:value-type="float" office:value="97540473">
                <text:p>97540473</text:p>
              </table:table-cell>
              <table:table-cell office:value-type="float" office:value="747400">
                <text:p>747400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175876579">
                <text:p>175876579</text:p>
              </table:table-cell>
              <table:table-cell office:value-type="float" office:value="403717">
                <text:p>403717</text:p>
              </table:table-cell>
              <table:table-cell office:value-type="float" office:value="15849078">
                <text:p>15849078</text:p>
              </table:table-cell>
              <table:table-cell office:value-type="float" office:value="173087002">
                <text:p>173087002</text:p>
              </table:table-cell>
              <table:table-cell office:value-type="float" office:value="986360">
                <text:p>98636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0.4$MacOSX_X86_64 LibreOffice_project/62ad5818884a2fc2e5780dd45466868d41009ec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1000000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6.37cm" xlink:href=".." xlink:type="simple" chart:class="chart:line" chart:style-name="ch1">
        <chart:legend chart:legend-position="end" svg:x="12.516cm" svg:y="1.982cm" style:legend-expansion="high" chart:style-name="ch2"/>
        <chart:plot-area chart:style-name="ch3" table:cell-range-address="Sheet1.A26:Sheet1.F36" chart:data-source-has-labels="both" svg:x="0.77cm" svg:y="0.643cm" svg:width="11.106cm" svg:height="5.18cm">
          <chartooo:coordinate-region svg:x="2.401cm" svg:y="0.825cm" svg:width="8.983cm" svg:height="4.388cm"/>
          <chart:axis chart:dimension="x" chart:name="primary-x" chart:style-name="ch4" chartooo:axis-type="auto">
            <chartooo:date-scale/>
            <chart:categories table:cell-range-address="Sheet1.A27:Sheet1.A3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27:Sheet1.B36" chart:label-cell-address="Sheet1.B26:Sheet1.B26" chart:class="chart:line">
            <chart:data-point chart:repeated="10"/>
          </chart:series>
          <chart:series chart:style-name="ch8" chart:values-cell-range-address="Sheet1.C27:Sheet1.C36" chart:label-cell-address="Sheet1.C26:Sheet1.C26" chart:class="chart:line">
            <chart:data-point chart:repeated="10"/>
          </chart:series>
          <chart:series chart:style-name="ch9" chart:values-cell-range-address="Sheet1.D27:Sheet1.D36" chart:label-cell-address="Sheet1.D26:Sheet1.D26" chart:class="chart:line">
            <chart:data-point chart:repeated="10"/>
          </chart:series>
          <chart:series chart:style-name="ch10" chart:values-cell-range-address="Sheet1.E27:Sheet1.E36" chart:label-cell-address="Sheet1.E26:Sheet1.E26" chart:class="chart:line">
            <chart:data-point chart:repeated="10"/>
          </chart:series>
          <chart:series chart:style-name="ch11" chart:values-cell-range-address="Sheet1.F27:Sheet1.F36" chart:label-cell-address="Sheet1.F26:Sheet1.F26" chart:class="chart:line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ubble sort</text:p>
                <draw:g>
                  <svg:desc>Sheet1.B26:Sheet1.B26</svg:desc>
                </draw:g>
              </table:table-cell>
              <table:table-cell office:value-type="string">
                <text:p>Quicksort</text:p>
                <draw:g>
                  <svg:desc>Sheet1.C26:Sheet1.C26</svg:desc>
                </draw:g>
              </table:table-cell>
              <table:table-cell office:value-type="string">
                <text:p>Insertion sort</text:p>
                <draw:g>
                  <svg:desc>Sheet1.D26:Sheet1.D26</svg:desc>
                </draw:g>
              </table:table-cell>
              <table:table-cell office:value-type="string">
                <text:p>Selection sort</text:p>
                <draw:g>
                  <svg:desc>Sheet1.E26:Sheet1.E26</svg:desc>
                </draw:g>
              </table:table-cell>
              <table:table-cell office:value-type="string">
                <text:p>Merge sort</text:p>
                <draw:g>
                  <svg:desc>Sheet1.F26:Sheet1.F26</svg:desc>
                </draw:g>
              </table:table-cell>
            </table:table-row>
          </table:table-header-rows>
          <table:table-rows>
            <table:table-row>
              <table:table-cell office:value-type="float" office:value="500">
                <text:p>500</text:p>
                <draw:g>
                  <svg:desc>Sheet1.A27:Sheet1.A36</svg:desc>
                </draw:g>
              </table:table-cell>
              <table:table-cell office:value-type="float" office:value="220780">
                <text:p>220780</text:p>
                <draw:g>
                  <svg:desc>Sheet1.B27:Sheet1.B36</svg:desc>
                </draw:g>
              </table:table-cell>
              <table:table-cell office:value-type="float" office:value="13777">
                <text:p>13777</text:p>
                <draw:g>
                  <svg:desc>Sheet1.C27:Sheet1.C36</svg:desc>
                </draw:g>
              </table:table-cell>
              <table:table-cell office:value-type="float" office:value="17538">
                <text:p>17538</text:p>
                <draw:g>
                  <svg:desc>Sheet1.D27:Sheet1.D36</svg:desc>
                </draw:g>
              </table:table-cell>
              <table:table-cell office:value-type="float" office:value="428587">
                <text:p>428587</text:p>
                <draw:g>
                  <svg:desc>Sheet1.E27:Sheet1.E36</svg:desc>
                </draw:g>
              </table:table-cell>
              <table:table-cell office:value-type="float" office:value="37111">
                <text:p>37111</text:p>
                <draw:g>
                  <svg:desc>Sheet1.F27:Sheet1.F36</svg:desc>
                </draw:g>
              </table:table-cell>
            </table:table-row>
            <table:table-row>
              <table:table-cell office:value-type="float" office:value="750">
                <text:p>750</text:p>
              </table:table-cell>
              <table:table-cell office:value-type="float" office:value="490373">
                <text:p>490373</text:p>
              </table:table-cell>
              <table:table-cell office:value-type="float" office:value="28064">
                <text:p>28064</text:p>
              </table:table-cell>
              <table:table-cell office:value-type="float" office:value="47312">
                <text:p>47312</text:p>
              </table:table-cell>
              <table:table-cell office:value-type="float" office:value="946461">
                <text:p>946461</text:p>
              </table:table-cell>
              <table:table-cell office:value-type="float" office:value="59495">
                <text:p>59495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863508">
                <text:p>863508</text:p>
              </table:table-cell>
              <table:table-cell office:value-type="float" office:value="27276">
                <text:p>27276</text:p>
              </table:table-cell>
              <table:table-cell office:value-type="float" office:value="65489">
                <text:p>65489</text:p>
              </table:table-cell>
              <table:table-cell office:value-type="float" office:value="1710597">
                <text:p>1710597</text:p>
              </table:table-cell>
              <table:table-cell office:value-type="float" office:value="76325">
                <text:p>76325</text:p>
              </table:table-cell>
            </table:table-row>
            <table:table-row>
              <table:table-cell office:value-type="float" office:value="1250">
                <text:p>1250</text:p>
              </table:table-cell>
              <table:table-cell office:value-type="float" office:value="1432441">
                <text:p>1432441</text:p>
              </table:table-cell>
              <table:table-cell office:value-type="float" office:value="31631">
                <text:p>31631</text:p>
              </table:table-cell>
              <table:table-cell office:value-type="float" office:value="96880">
                <text:p>96880</text:p>
              </table:table-cell>
              <table:table-cell office:value-type="float" office:value="2691258">
                <text:p>2691258</text:p>
              </table:table-cell>
              <table:table-cell office:value-type="float" office:value="98085">
                <text:p>98085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1996286">
                <text:p>1996286</text:p>
              </table:table-cell>
              <table:table-cell office:value-type="float" office:value="41338">
                <text:p>41338</text:p>
              </table:table-cell>
              <table:table-cell office:value-type="float" office:value="123625">
                <text:p>123625</text:p>
              </table:table-cell>
              <table:table-cell office:value-type="float" office:value="3884157">
                <text:p>3884157</text:p>
              </table:table-cell>
              <table:table-cell office:value-type="float" office:value="137574">
                <text:p>137574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3608475">
                <text:p>3608475</text:p>
              </table:table-cell>
              <table:table-cell office:value-type="float" office:value="53517">
                <text:p>53517</text:p>
              </table:table-cell>
              <table:table-cell office:value-type="float" office:value="227217">
                <text:p>227217</text:p>
              </table:table-cell>
              <table:table-cell office:value-type="float" office:value="6886704">
                <text:p>6886704</text:p>
              </table:table-cell>
              <table:table-cell office:value-type="float" office:value="226029">
                <text:p>226029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8241618">
                <text:p>8241618</text:p>
              </table:table-cell>
              <table:table-cell office:value-type="float" office:value="89563">
                <text:p>89563</text:p>
              </table:table-cell>
              <table:table-cell office:value-type="float" office:value="482426">
                <text:p>482426</text:p>
              </table:table-cell>
              <table:table-cell office:value-type="float" office:value="15479191">
                <text:p>15479191</text:p>
              </table:table-cell>
              <table:table-cell office:value-type="float" office:value="252470">
                <text:p>252470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22978582">
                <text:p>22978582</text:p>
              </table:table-cell>
              <table:table-cell office:value-type="float" office:value="178166">
                <text:p>178166</text:p>
              </table:table-cell>
              <table:table-cell office:value-type="float" office:value="1331162">
                <text:p>1331162</text:p>
              </table:table-cell>
              <table:table-cell office:value-type="float" office:value="43264996">
                <text:p>43264996</text:p>
              </table:table-cell>
              <table:table-cell office:value-type="float" office:value="421192">
                <text:p>421192</text:p>
              </table:table-cell>
            </table:table-row>
            <table:table-row>
              <table:table-cell office:value-type="float" office:value="7500">
                <text:p>7500</text:p>
              </table:table-cell>
              <table:table-cell office:value-type="float" office:value="52400617">
                <text:p>52400617</text:p>
              </table:table-cell>
              <table:table-cell office:value-type="float" office:value="238779">
                <text:p>238779</text:p>
              </table:table-cell>
              <table:table-cell office:value-type="float" office:value="2729418">
                <text:p>2729418</text:p>
              </table:table-cell>
              <table:table-cell office:value-type="float" office:value="96863620">
                <text:p>96863620</text:p>
              </table:table-cell>
              <table:table-cell office:value-type="float" office:value="651934">
                <text:p>651934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90861041">
                <text:p>90861041</text:p>
              </table:table-cell>
              <table:table-cell office:value-type="float" office:value="320548">
                <text:p>320548</text:p>
              </table:table-cell>
              <table:table-cell office:value-type="float" office:value="4569345">
                <text:p>4569345</text:p>
              </table:table-cell>
              <table:table-cell office:value-type="float" office:value="172266503">
                <text:p>172266503</text:p>
              </table:table-cell>
              <table:table-cell office:value-type="float" office:value="875994">
                <text:p>87599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0.4$MacOSX_X86_64 LibreOffice_project/62ad5818884a2fc2e5780dd45466868d41009ec0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opacity-name="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1000" chart:maximum="1000000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6.37cm" xlink:href=".." xlink:type="simple" chart:class="chart:line" chart:style-name="ch1">
        <chart:title svg:x="3.117cm" svg:y="0.262cm" chart:style-name="ch2">
          <text:p>Kuva 5. Järjestetyn taulukon järjestämisnopeus</text:p>
        </chart:title>
        <chart:legend chart:legend-position="end" svg:x="12.516cm" svg:y="1.982cm" style:legend-expansion="high" chart:style-name="ch3"/>
        <chart:plot-area chart:style-name="ch4" table:cell-range-address="Sheet1.A38:Sheet1.F48" chart:data-source-has-labels="both" svg:x="1.301cm" svg:y="1.4cm" svg:width="10.575cm" svg:height="3.892cm">
          <chartooo:coordinate-region svg:x="2.732cm" svg:y="1.4cm" svg:width="8.653cm" svg:height="3.282cm"/>
          <chart:axis chart:dimension="x" chart:name="primary-x" chart:style-name="ch5" chartooo:axis-type="auto">
            <chartooo:date-scale/>
            <chart:title svg:x="5.201cm" svg:y="5.419cm" chart:style-name="ch6">
              <text:p>Alkiota  taulukossa</text:p>
            </chart:title>
            <chart:categories table:cell-range-address="Sheet1.A39:Sheet1.A48"/>
          </chart:axis>
          <chart:axis chart:dimension="y" chart:name="primary-y" chart:style-name="ch7">
            <chart:title svg:x="0.451cm" svg:y="4.373cm" chart:style-name="ch8">
              <text:p>Nanosekuntia</text:p>
            </chart:title>
            <chart:grid chart:style-name="ch9" chart:class="major"/>
          </chart:axis>
          <chart:series chart:style-name="ch10" chart:values-cell-range-address="Sheet1.B39:Sheet1.B48" chart:label-cell-address="Sheet1.B38:Sheet1.B38" chart:class="chart:line">
            <chart:data-point chart:repeated="10"/>
          </chart:series>
          <chart:series chart:style-name="ch11" chart:values-cell-range-address="Sheet1.C39:Sheet1.C48" chart:label-cell-address="Sheet1.C38:Sheet1.C38" chart:class="chart:line">
            <chart:data-point chart:repeated="10"/>
          </chart:series>
          <chart:series chart:style-name="ch12" chart:values-cell-range-address="Sheet1.D39:Sheet1.D48" chart:label-cell-address="Sheet1.D38:Sheet1.D38" chart:class="chart:line">
            <chart:data-point chart:repeated="10"/>
          </chart:series>
          <chart:series chart:style-name="ch13" chart:values-cell-range-address="Sheet1.E39:Sheet1.E48" chart:label-cell-address="Sheet1.E38:Sheet1.E38" chart:class="chart:line">
            <chart:data-point chart:repeated="10"/>
          </chart:series>
          <chart:series chart:style-name="ch14" chart:values-cell-range-address="Sheet1.F39:Sheet1.F48" chart:label-cell-address="Sheet1.F38:Sheet1.F38" chart:class="chart:line">
            <chart:data-point chart:repeated="1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ubble sort</text:p>
                <draw:g>
                  <svg:desc>Sheet1.B38:Sheet1.B38</svg:desc>
                </draw:g>
              </table:table-cell>
              <table:table-cell office:value-type="string">
                <text:p>Quicksort</text:p>
                <draw:g>
                  <svg:desc>Sheet1.C38:Sheet1.C38</svg:desc>
                </draw:g>
              </table:table-cell>
              <table:table-cell office:value-type="string">
                <text:p>Insertion sort</text:p>
                <draw:g>
                  <svg:desc>Sheet1.D38:Sheet1.D38</svg:desc>
                </draw:g>
              </table:table-cell>
              <table:table-cell office:value-type="string">
                <text:p>Selection sort</text:p>
                <draw:g>
                  <svg:desc>Sheet1.E38:Sheet1.E38</svg:desc>
                </draw:g>
              </table:table-cell>
              <table:table-cell office:value-type="string">
                <text:p>Merge sort</text:p>
                <draw:g>
                  <svg:desc>Sheet1.F38:Sheet1.F38</svg:desc>
                </draw:g>
              </table:table-cell>
            </table:table-row>
          </table:table-header-rows>
          <table:table-rows>
            <table:table-row>
              <table:table-cell office:value-type="float" office:value="500">
                <text:p>500</text:p>
                <draw:g>
                  <svg:desc>Sheet1.A39:Sheet1.A48</svg:desc>
                </draw:g>
              </table:table-cell>
              <table:table-cell office:value-type="float" office:value="146315">
                <text:p>146315</text:p>
                <draw:g>
                  <svg:desc>Sheet1.B39:Sheet1.B48</svg:desc>
                </draw:g>
              </table:table-cell>
              <table:table-cell office:value-type="float" office:value="5131">
                <text:p>5131</text:p>
                <draw:g>
                  <svg:desc>Sheet1.C39:Sheet1.C48</svg:desc>
                </draw:g>
              </table:table-cell>
              <table:table-cell office:value-type="float" office:value="1127">
                <text:p>1127</text:p>
                <draw:g>
                  <svg:desc>Sheet1.D39:Sheet1.D48</svg:desc>
                </draw:g>
              </table:table-cell>
              <table:table-cell office:value-type="float" office:value="417236">
                <text:p>417236</text:p>
                <draw:g>
                  <svg:desc>Sheet1.E39:Sheet1.E48</svg:desc>
                </draw:g>
              </table:table-cell>
              <table:table-cell office:value-type="float" office:value="23260">
                <text:p>23260</text:p>
                <draw:g>
                  <svg:desc>Sheet1.F39:Sheet1.F48</svg:desc>
                </draw:g>
              </table:table-cell>
            </table:table-row>
            <table:table-row>
              <table:table-cell office:value-type="float" office:value="750">
                <text:p>750</text:p>
              </table:table-cell>
              <table:table-cell office:value-type="float" office:value="326570">
                <text:p>326570</text:p>
              </table:table-cell>
              <table:table-cell office:value-type="float" office:value="9133">
                <text:p>9133</text:p>
              </table:table-cell>
              <table:table-cell office:value-type="float" office:value="1711">
                <text:p>1711</text:p>
              </table:table-cell>
              <table:table-cell office:value-type="float" office:value="938732">
                <text:p>938732</text:p>
              </table:table-cell>
              <table:table-cell office:value-type="float" office:value="40074">
                <text:p>40074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591870">
                <text:p>591870</text:p>
              </table:table-cell>
              <table:table-cell office:value-type="float" office:value="11342">
                <text:p>11342</text:p>
              </table:table-cell>
              <table:table-cell office:value-type="float" office:value="2229">
                <text:p>2229</text:p>
              </table:table-cell>
              <table:table-cell office:value-type="float" office:value="1705870">
                <text:p>1705870</text:p>
              </table:table-cell>
              <table:table-cell office:value-type="float" office:value="53034">
                <text:p>53034</text:p>
              </table:table-cell>
            </table:table-row>
            <table:table-row>
              <table:table-cell office:value-type="float" office:value="1250">
                <text:p>1250</text:p>
              </table:table-cell>
              <table:table-cell office:value-type="float" office:value="909610">
                <text:p>909610</text:p>
              </table:table-cell>
              <table:table-cell office:value-type="float" office:value="17358">
                <text:p>17358</text:p>
              </table:table-cell>
              <table:table-cell office:value-type="float" office:value="3331">
                <text:p>3331</text:p>
              </table:table-cell>
              <table:table-cell office:value-type="float" office:value="2672923">
                <text:p>2672923</text:p>
              </table:table-cell>
              <table:table-cell office:value-type="float" office:value="64241">
                <text:p>64241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1321110">
                <text:p>1321110</text:p>
              </table:table-cell>
              <table:table-cell office:value-type="float" office:value="21472">
                <text:p>21472</text:p>
              </table:table-cell>
              <table:table-cell office:value-type="float" office:value="3335">
                <text:p>3335</text:p>
              </table:table-cell>
              <table:table-cell office:value-type="float" office:value="3837476">
                <text:p>3837476</text:p>
              </table:table-cell>
              <table:table-cell office:value-type="float" office:value="78409">
                <text:p>78409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2319019">
                <text:p>2319019</text:p>
              </table:table-cell>
              <table:table-cell office:value-type="float" office:value="26825">
                <text:p>26825</text:p>
              </table:table-cell>
              <table:table-cell office:value-type="float" office:value="4493">
                <text:p>4493</text:p>
              </table:table-cell>
              <table:table-cell office:value-type="float" office:value="6876638">
                <text:p>6876638</text:p>
              </table:table-cell>
              <table:table-cell office:value-type="float" office:value="102837">
                <text:p>102837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5267871">
                <text:p>5267871</text:p>
              </table:table-cell>
              <table:table-cell office:value-type="float" office:value="41715">
                <text:p>41715</text:p>
              </table:table-cell>
              <table:table-cell office:value-type="float" office:value="6724">
                <text:p>6724</text:p>
              </table:table-cell>
              <table:table-cell office:value-type="float" office:value="15483964">
                <text:p>15483964</text:p>
              </table:table-cell>
              <table:table-cell office:value-type="float" office:value="166435">
                <text:p>166435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14558853">
                <text:p>14558853</text:p>
              </table:table-cell>
              <table:table-cell office:value-type="float" office:value="72702">
                <text:p>72702</text:p>
              </table:table-cell>
              <table:table-cell office:value-type="float" office:value="11241">
                <text:p>11241</text:p>
              </table:table-cell>
              <table:table-cell office:value-type="float" office:value="43013340">
                <text:p>43013340</text:p>
              </table:table-cell>
              <table:table-cell office:value-type="float" office:value="296873">
                <text:p>296873</text:p>
              </table:table-cell>
            </table:table-row>
            <table:table-row>
              <table:table-cell office:value-type="float" office:value="7500">
                <text:p>7500</text:p>
              </table:table-cell>
              <table:table-cell office:value-type="float" office:value="32611365">
                <text:p>32611365</text:p>
              </table:table-cell>
              <table:table-cell office:value-type="float" office:value="107284">
                <text:p>107284</text:p>
              </table:table-cell>
              <table:table-cell office:value-type="float" office:value="17215">
                <text:p>17215</text:p>
              </table:table-cell>
              <table:table-cell office:value-type="float" office:value="96804880">
                <text:p>96804880</text:p>
              </table:table-cell>
              <table:table-cell office:value-type="float" office:value="434108">
                <text:p>434108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59234557">
                <text:p>59234557</text:p>
              </table:table-cell>
              <table:table-cell office:value-type="float" office:value="157647">
                <text:p>157647</text:p>
              </table:table-cell>
              <table:table-cell office:value-type="float" office:value="22505">
                <text:p>22505</text:p>
              </table:table-cell>
              <table:table-cell office:value-type="float" office:value="172110049">
                <text:p>172110049</text:p>
              </table:table-cell>
              <table:table-cell office:value-type="float" office:value="603078">
                <text:p>60307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0.4$MacOSX_X86_64 LibreOffice_project/62ad5818884a2fc2e5780dd45466868d41009ec0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opacity-name="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1000000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6.37cm" xlink:href=".." xlink:type="simple" chart:class="chart:line" chart:style-name="ch1">
        <chart:legend chart:legend-position="end" svg:x="12.516cm" svg:y="1.982cm" style:legend-expansion="high" chart:style-name="ch2"/>
        <chart:plot-area chart:style-name="ch3" table:cell-range-address="Sheet1.A50:Sheet1.F60" chart:data-source-has-labels="both" svg:x="0.77cm" svg:y="0.643cm" svg:width="11.106cm" svg:height="5.18cm">
          <chartooo:coordinate-region svg:x="2.401cm" svg:y="0.825cm" svg:width="8.983cm" svg:height="4.388cm"/>
          <chart:axis chart:dimension="x" chart:name="primary-x" chart:style-name="ch4" chartooo:axis-type="auto">
            <chartooo:date-scale/>
            <chart:categories table:cell-range-address="Sheet1.A51:Sheet1.A6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51:Sheet1.B60" chart:label-cell-address="Sheet1.B50:Sheet1.B50" chart:class="chart:line">
            <chart:data-point chart:repeated="10"/>
          </chart:series>
          <chart:series chart:style-name="ch8" chart:values-cell-range-address="Sheet1.C51:Sheet1.C60" chart:label-cell-address="Sheet1.C50:Sheet1.C50" chart:class="chart:line">
            <chart:data-point chart:repeated="10"/>
          </chart:series>
          <chart:series chart:style-name="ch9" chart:values-cell-range-address="Sheet1.D51:Sheet1.D60" chart:label-cell-address="Sheet1.D50:Sheet1.D50" chart:class="chart:line">
            <chart:data-point chart:repeated="10"/>
          </chart:series>
          <chart:series chart:style-name="ch10" chart:values-cell-range-address="Sheet1.E51:Sheet1.E60" chart:label-cell-address="Sheet1.E50:Sheet1.E50" chart:class="chart:line">
            <chart:data-point chart:repeated="10"/>
          </chart:series>
          <chart:series chart:style-name="ch11" chart:values-cell-range-address="Sheet1.F51:Sheet1.F60" chart:label-cell-address="Sheet1.F50:Sheet1.F50" chart:class="chart:line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ubble sort</text:p>
                <draw:g>
                  <svg:desc>Sheet1.B50:Sheet1.B50</svg:desc>
                </draw:g>
              </table:table-cell>
              <table:table-cell office:value-type="string">
                <text:p>Quicksort</text:p>
                <draw:g>
                  <svg:desc>Sheet1.C50:Sheet1.C50</svg:desc>
                </draw:g>
              </table:table-cell>
              <table:table-cell office:value-type="string">
                <text:p>Insertion sort</text:p>
                <draw:g>
                  <svg:desc>Sheet1.D50:Sheet1.D50</svg:desc>
                </draw:g>
              </table:table-cell>
              <table:table-cell office:value-type="string">
                <text:p>Selection sort</text:p>
                <draw:g>
                  <svg:desc>Sheet1.E50:Sheet1.E50</svg:desc>
                </draw:g>
              </table:table-cell>
              <table:table-cell office:value-type="string">
                <text:p>Merge sort</text:p>
                <draw:g>
                  <svg:desc>Sheet1.F50:Sheet1.F50</svg:desc>
                </draw:g>
              </table:table-cell>
            </table:table-row>
          </table:table-header-rows>
          <table:table-rows>
            <table:table-row>
              <table:table-cell office:value-type="float" office:value="500">
                <text:p>500</text:p>
                <draw:g>
                  <svg:desc>Sheet1.A51:Sheet1.A60</svg:desc>
                </draw:g>
              </table:table-cell>
              <table:table-cell office:value-type="float" office:value="235252">
                <text:p>235252</text:p>
                <draw:g>
                  <svg:desc>Sheet1.B51:Sheet1.B60</svg:desc>
                </draw:g>
              </table:table-cell>
              <table:table-cell office:value-type="float" office:value="5769">
                <text:p>5769</text:p>
                <draw:g>
                  <svg:desc>Sheet1.C51:Sheet1.C60</svg:desc>
                </draw:g>
              </table:table-cell>
              <table:table-cell office:value-type="float" office:value="103246">
                <text:p>103246</text:p>
                <draw:g>
                  <svg:desc>Sheet1.D51:Sheet1.D60</svg:desc>
                </draw:g>
              </table:table-cell>
              <table:table-cell office:value-type="float" office:value="424117">
                <text:p>424117</text:p>
                <draw:g>
                  <svg:desc>Sheet1.E51:Sheet1.E60</svg:desc>
                </draw:g>
              </table:table-cell>
              <table:table-cell office:value-type="float" office:value="26334">
                <text:p>26334</text:p>
                <draw:g>
                  <svg:desc>Sheet1.F51:Sheet1.F60</svg:desc>
                </draw:g>
              </table:table-cell>
            </table:table-row>
            <table:table-row>
              <table:table-cell office:value-type="float" office:value="750">
                <text:p>750</text:p>
              </table:table-cell>
              <table:table-cell office:value-type="float" office:value="537023">
                <text:p>537023</text:p>
              </table:table-cell>
              <table:table-cell office:value-type="float" office:value="11391">
                <text:p>11391</text:p>
              </table:table-cell>
              <table:table-cell office:value-type="float" office:value="233460">
                <text:p>233460</text:p>
              </table:table-cell>
              <table:table-cell office:value-type="float" office:value="952342">
                <text:p>952342</text:p>
              </table:table-cell>
              <table:table-cell office:value-type="float" office:value="40796">
                <text:p>40796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937141">
                <text:p>937141</text:p>
              </table:table-cell>
              <table:table-cell office:value-type="float" office:value="13313">
                <text:p>13313</text:p>
              </table:table-cell>
              <table:table-cell office:value-type="float" office:value="401984">
                <text:p>401984</text:p>
              </table:table-cell>
              <table:table-cell office:value-type="float" office:value="1703994">
                <text:p>1703994</text:p>
              </table:table-cell>
              <table:table-cell office:value-type="float" office:value="70202">
                <text:p>70202</text:p>
              </table:table-cell>
            </table:table-row>
            <table:table-row>
              <table:table-cell office:value-type="float" office:value="1250">
                <text:p>1250</text:p>
              </table:table-cell>
              <table:table-cell office:value-type="float" office:value="1506599">
                <text:p>1506599</text:p>
              </table:table-cell>
              <table:table-cell office:value-type="float" office:value="17388">
                <text:p>17388</text:p>
              </table:table-cell>
              <table:table-cell office:value-type="float" office:value="664207">
                <text:p>664207</text:p>
              </table:table-cell>
              <table:table-cell office:value-type="float" office:value="2689025">
                <text:p>2689025</text:p>
              </table:table-cell>
              <table:table-cell office:value-type="float" office:value="72745">
                <text:p>72745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2157303">
                <text:p>2157303</text:p>
              </table:table-cell>
              <table:table-cell office:value-type="float" office:value="23632">
                <text:p>23632</text:p>
              </table:table-cell>
              <table:table-cell office:value-type="float" office:value="915435">
                <text:p>915435</text:p>
              </table:table-cell>
              <table:table-cell office:value-type="float" office:value="3928728">
                <text:p>3928728</text:p>
              </table:table-cell>
              <table:table-cell office:value-type="float" office:value="105312">
                <text:p>105312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3891073">
                <text:p>3891073</text:p>
              </table:table-cell>
              <table:table-cell office:value-type="float" office:value="26397">
                <text:p>26397</text:p>
              </table:table-cell>
              <table:table-cell office:value-type="float" office:value="1606173">
                <text:p>1606173</text:p>
              </table:table-cell>
              <table:table-cell office:value-type="float" office:value="6890434">
                <text:p>6890434</text:p>
              </table:table-cell>
              <table:table-cell office:value-type="float" office:value="112898">
                <text:p>112898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8623171">
                <text:p>8623171</text:p>
              </table:table-cell>
              <table:table-cell office:value-type="float" office:value="46718">
                <text:p>46718</text:p>
              </table:table-cell>
              <table:table-cell office:value-type="float" office:value="3556516">
                <text:p>3556516</text:p>
              </table:table-cell>
              <table:table-cell office:value-type="float" office:value="15524639">
                <text:p>15524639</text:p>
              </table:table-cell>
              <table:table-cell office:value-type="float" office:value="206671">
                <text:p>206671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24261395">
                <text:p>24261395</text:p>
              </table:table-cell>
              <table:table-cell office:value-type="float" office:value="77643">
                <text:p>77643</text:p>
              </table:table-cell>
              <table:table-cell office:value-type="float" office:value="10039778">
                <text:p>10039778</text:p>
              </table:table-cell>
              <table:table-cell office:value-type="float" office:value="43302200">
                <text:p>43302200</text:p>
              </table:table-cell>
              <table:table-cell office:value-type="float" office:value="342939">
                <text:p>342939</text:p>
              </table:table-cell>
            </table:table-row>
            <table:table-row>
              <table:table-cell office:value-type="float" office:value="7500">
                <text:p>7500</text:p>
              </table:table-cell>
              <table:table-cell office:value-type="float" office:value="54125356">
                <text:p>54125356</text:p>
              </table:table-cell>
              <table:table-cell office:value-type="float" office:value="118111">
                <text:p>118111</text:p>
              </table:table-cell>
              <table:table-cell office:value-type="float" office:value="21774885">
                <text:p>21774885</text:p>
              </table:table-cell>
              <table:table-cell office:value-type="float" office:value="96840001">
                <text:p>96840001</text:p>
              </table:table-cell>
              <table:table-cell office:value-type="float" office:value="452897">
                <text:p>452897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95739461">
                <text:p>95739461</text:p>
              </table:table-cell>
              <table:table-cell office:value-type="float" office:value="159287">
                <text:p>159287</text:p>
              </table:table-cell>
              <table:table-cell office:value-type="float" office:value="38298470">
                <text:p>38298470</text:p>
              </table:table-cell>
              <table:table-cell office:value-type="float" office:value="172103205">
                <text:p>172103205</text:p>
              </table:table-cell>
              <table:table-cell office:value-type="float" office:value="629863">
                <text:p>62986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0.4$MacOSX_X86_64 LibreOffice_project/62ad5818884a2fc2e5780dd45466868d41009ec0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opacity-name="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0" chart:maximum="1000000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6.37cm" xlink:href=".." xlink:type="simple" chart:class="chart:line" chart:style-name="ch1">
        <chart:title svg:x="3.237cm" svg:y="0.262cm" chart:style-name="ch2">
          <text:p>Kuva 4. Keskiarvonopeudet suurilla taulukoilla</text:p>
        </chart:title>
        <chart:legend chart:legend-position="end" svg:x="12.516cm" svg:y="1.982cm" style:legend-expansion="high" chart:style-name="ch3"/>
        <chart:plot-area chart:style-name="ch4" table:cell-range-address="Sheet1.A77:Sheet1.F87" chart:data-source-has-labels="both" svg:x="1.301cm" svg:y="1.4cm" svg:width="10.575cm" svg:height="3.892cm">
          <chartooo:coordinate-region svg:x="2.932cm" svg:y="1.582cm" svg:width="8.452cm" svg:height="3.1cm"/>
          <chart:axis chart:dimension="x" chart:name="primary-x" chart:style-name="ch5" chartooo:axis-type="auto">
            <chartooo:date-scale/>
            <chart:title svg:x="5.251cm" svg:y="5.419cm" chart:style-name="ch6">
              <text:p>Alkiota taulukossa</text:p>
            </chart:title>
            <chart:categories table:cell-range-address="Sheet1.A78:Sheet1.A87"/>
          </chart:axis>
          <chart:axis chart:dimension="y" chart:name="primary-y" chart:style-name="ch7">
            <chart:title svg:x="0.451cm" svg:y="4.373cm" chart:style-name="ch8">
              <text:p>Nanosekuntia</text:p>
            </chart:title>
            <chart:grid chart:style-name="ch9" chart:class="major"/>
          </chart:axis>
          <chart:series chart:style-name="ch10" chart:values-cell-range-address="Sheet1.B78:Sheet1.B87" chart:label-cell-address="Sheet1.B77:Sheet1.B77" chart:class="chart:line">
            <chart:data-point chart:repeated="10"/>
          </chart:series>
          <chart:series chart:style-name="ch11" chart:values-cell-range-address="Sheet1.C78:Sheet1.C87" chart:label-cell-address="Sheet1.C77:Sheet1.C77" chart:class="chart:line">
            <chart:data-point chart:repeated="10"/>
          </chart:series>
          <chart:series chart:style-name="ch12" chart:values-cell-range-address="Sheet1.D78:Sheet1.D87" chart:label-cell-address="Sheet1.D77:Sheet1.D77" chart:class="chart:line">
            <chart:data-point chart:repeated="10"/>
          </chart:series>
          <chart:series chart:style-name="ch13" chart:values-cell-range-address="Sheet1.E78:Sheet1.E87" chart:label-cell-address="Sheet1.E77:Sheet1.E77" chart:class="chart:line">
            <chart:data-point chart:repeated="10"/>
          </chart:series>
          <chart:series chart:style-name="ch14" chart:values-cell-range-address="Sheet1.F78:Sheet1.F87" chart:label-cell-address="Sheet1.F77:Sheet1.F77" chart:class="chart:line">
            <chart:data-point chart:repeated="1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ubble sort</text:p>
                <draw:g>
                  <svg:desc>Sheet1.B77:Sheet1.B77</svg:desc>
                </draw:g>
              </table:table-cell>
              <table:table-cell office:value-type="string">
                <text:p>Quicksort</text:p>
                <draw:g>
                  <svg:desc>Sheet1.C77:Sheet1.C77</svg:desc>
                </draw:g>
              </table:table-cell>
              <table:table-cell office:value-type="string">
                <text:p>Insertion sort</text:p>
                <draw:g>
                  <svg:desc>Sheet1.D77:Sheet1.D77</svg:desc>
                </draw:g>
              </table:table-cell>
              <table:table-cell office:value-type="string">
                <text:p>Selection sort</text:p>
                <draw:g>
                  <svg:desc>Sheet1.E77:Sheet1.E77</svg:desc>
                </draw:g>
              </table:table-cell>
              <table:table-cell office:value-type="string">
                <text:p>Merge sort</text:p>
                <draw:g>
                  <svg:desc>Sheet1.F77:Sheet1.F77</svg:desc>
                </draw:g>
              </table:table-cell>
            </table:table-row>
          </table:table-header-rows>
          <table:table-rows>
            <table:table-row>
              <table:table-cell office:value-type="float" office:value="500">
                <text:p>500</text:p>
                <draw:g>
                  <svg:desc>Sheet1.A78:Sheet1.A87</svg:desc>
                </draw:g>
              </table:table-cell>
              <table:table-cell office:value-type="float" office:value="279531.8">
                <text:p>279531.8</text:p>
                <draw:g>
                  <svg:desc>Sheet1.B78:Sheet1.B87</svg:desc>
                </draw:g>
              </table:table-cell>
              <table:table-cell office:value-type="float" office:value="14487.2">
                <text:p>14487.2</text:p>
                <draw:g>
                  <svg:desc>Sheet1.C78:Sheet1.C87</svg:desc>
                </draw:g>
              </table:table-cell>
              <table:table-cell office:value-type="float" office:value="45604.6">
                <text:p>45604.6</text:p>
                <draw:g>
                  <svg:desc>Sheet1.D78:Sheet1.D87</svg:desc>
                </draw:g>
              </table:table-cell>
              <table:table-cell office:value-type="float" office:value="422438.8">
                <text:p>422438.8</text:p>
                <draw:g>
                  <svg:desc>Sheet1.E78:Sheet1.E87</svg:desc>
                </draw:g>
              </table:table-cell>
              <table:table-cell office:value-type="float" office:value="35209.4">
                <text:p>35209.4</text:p>
                <draw:g>
                  <svg:desc>Sheet1.F78:Sheet1.F87</svg:desc>
                </draw:g>
              </table:table-cell>
            </table:table-row>
            <table:table-row>
              <table:table-cell office:value-type="float" office:value="750">
                <text:p>750</text:p>
              </table:table-cell>
              <table:table-cell office:value-type="float" office:value="644269.4">
                <text:p>644269.4</text:p>
              </table:table-cell>
              <table:table-cell office:value-type="float" office:value="24444.6">
                <text:p>24444.6</text:p>
              </table:table-cell>
              <table:table-cell office:value-type="float" office:value="101764.4">
                <text:p>101764.4</text:p>
              </table:table-cell>
              <table:table-cell office:value-type="float" office:value="953412.6">
                <text:p>953412.6</text:p>
              </table:table-cell>
              <table:table-cell office:value-type="float" office:value="57621.6">
                <text:p>57621.6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1155545.6">
                <text:p>1155545.6</text:p>
              </table:table-cell>
              <table:table-cell office:value-type="float" office:value="31291.2">
                <text:p>31291.2</text:p>
              </table:table-cell>
              <table:table-cell office:value-type="float" office:value="173561.2">
                <text:p>173561.2</text:p>
              </table:table-cell>
              <table:table-cell office:value-type="float" office:value="1711498.6">
                <text:p>1711498.6</text:p>
              </table:table-cell>
              <table:table-cell office:value-type="float" office:value="80781.8">
                <text:p>80781.8</text:p>
              </table:table-cell>
            </table:table-row>
            <table:table-row>
              <table:table-cell office:value-type="float" office:value="1250">
                <text:p>1250</text:p>
              </table:table-cell>
              <table:table-cell office:value-type="float" office:value="1834696.8">
                <text:p>1834696.8</text:p>
              </table:table-cell>
              <table:table-cell office:value-type="float" office:value="39572.4">
                <text:p>39572.4</text:p>
              </table:table-cell>
              <table:table-cell office:value-type="float" office:value="269313">
                <text:p>269313</text:p>
              </table:table-cell>
              <table:table-cell office:value-type="float" office:value="2683802.2">
                <text:p>2683802.2</text:p>
              </table:table-cell>
              <table:table-cell office:value-type="float" office:value="97833">
                <text:p>97833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2638833.2">
                <text:p>2638833.2</text:p>
              </table:table-cell>
              <table:table-cell office:value-type="float" office:value="50419.4">
                <text:p>50419.4</text:p>
              </table:table-cell>
              <table:table-cell office:value-type="float" office:value="370764">
                <text:p>370764</text:p>
              </table:table-cell>
              <table:table-cell office:value-type="float" office:value="3875677.4">
                <text:p>3875677.4</text:p>
              </table:table-cell>
              <table:table-cell office:value-type="float" office:value="126190.2">
                <text:p>126190.2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4726341.6">
                <text:p>4726341.6</text:p>
              </table:table-cell>
              <table:table-cell office:value-type="float" office:value="65997.2">
                <text:p>65997.2</text:p>
              </table:table-cell>
              <table:table-cell office:value-type="float" office:value="650486.2">
                <text:p>650486.2</text:p>
              </table:table-cell>
              <table:table-cell office:value-type="float" office:value="6893158.4">
                <text:p>6893158.4</text:p>
              </table:table-cell>
              <table:table-cell office:value-type="float" office:value="173940.2">
                <text:p>173940.2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10737651.4">
                <text:p>10737651.4</text:p>
              </table:table-cell>
              <table:table-cell office:value-type="float" office:value="105505.4">
                <text:p>105505.4</text:p>
              </table:table-cell>
              <table:table-cell office:value-type="float" office:value="1452356">
                <text:p>1452356</text:p>
              </table:table-cell>
              <table:table-cell office:value-type="float" office:value="15486145">
                <text:p>15486145</text:p>
              </table:table-cell>
              <table:table-cell office:value-type="float" office:value="263218">
                <text:p>263218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30166901.8">
                <text:p>30166901.8</text:p>
              </table:table-cell>
              <table:table-cell office:value-type="float" office:value="186488.6">
                <text:p>186488.6</text:p>
              </table:table-cell>
              <table:table-cell office:value-type="float" office:value="4013684">
                <text:p>4013684</text:p>
              </table:table-cell>
              <table:table-cell office:value-type="float" office:value="43193102.6">
                <text:p>43193102.6</text:p>
              </table:table-cell>
              <table:table-cell office:value-type="float" office:value="437875.6">
                <text:p>437875.6</text:p>
              </table:table-cell>
            </table:table-row>
            <table:table-row>
              <table:table-cell office:value-type="float" office:value="7500">
                <text:p>7500</text:p>
              </table:table-cell>
              <table:table-cell office:value-type="float" office:value="68082917.4">
                <text:p>68082917.4</text:p>
              </table:table-cell>
              <table:table-cell office:value-type="float" office:value="278329.8">
                <text:p>278329.8</text:p>
              </table:table-cell>
              <table:table-cell office:value-type="float" office:value="8811607.4">
                <text:p>8811607.4</text:p>
              </table:table-cell>
              <table:table-cell office:value-type="float" office:value="96937310.4">
                <text:p>96937310.4</text:p>
              </table:table-cell>
              <table:table-cell office:value-type="float" office:value="671189.6">
                <text:p>671189.6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120637965.8">
                <text:p>120637965.8</text:p>
              </table:table-cell>
              <table:table-cell office:value-type="float" office:value="377493">
                <text:p>377493</text:p>
              </table:table-cell>
              <table:table-cell office:value-type="float" office:value="15456541.6">
                <text:p>15456541.6</text:p>
              </table:table-cell>
              <table:table-cell office:value-type="float" office:value="172405309.6">
                <text:p>172405309.6</text:p>
              </table:table-cell>
              <table:table-cell office:value-type="float" office:value="908263.2">
                <text:p>908263.2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0.4$MacOSX_X86_64 LibreOffice_project/62ad5818884a2fc2e5780dd45466868d41009ec0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opacity-name="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500000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6.37cm" xlink:href=".." xlink:type="simple" chart:class="chart:line" chart:style-name="ch1">
        <chart:legend chart:legend-position="end" svg:x="12.516cm" svg:y="1.982cm" style:legend-expansion="high" chart:style-name="ch2"/>
        <chart:plot-area chart:style-name="ch3" table:cell-range-address="Sheet1.A77:Sheet1.F87" chart:data-source-has-labels="both" svg:x="0.77cm" svg:y="0.643cm" svg:width="11.106cm" svg:height="5.18cm">
          <chartooo:coordinate-region svg:x="2.201cm" svg:y="0.825cm" svg:width="9.183cm" svg:height="4.388cm"/>
          <chart:axis chart:dimension="x" chart:name="primary-x" chart:style-name="ch4" chartooo:axis-type="auto">
            <chartooo:date-scale/>
            <chart:categories table:cell-range-address="Sheet1.A78:Sheet1.A8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78:Sheet1.B87" chart:label-cell-address="Sheet1.B77:Sheet1.B77" chart:class="chart:line">
            <chart:data-point chart:repeated="10"/>
          </chart:series>
          <chart:series chart:style-name="ch8" chart:values-cell-range-address="Sheet1.C78:Sheet1.C87" chart:label-cell-address="Sheet1.C77:Sheet1.C77" chart:class="chart:line">
            <chart:data-point chart:repeated="10"/>
          </chart:series>
          <chart:series chart:style-name="ch9" chart:values-cell-range-address="Sheet1.D78:Sheet1.D87" chart:label-cell-address="Sheet1.D77:Sheet1.D77" chart:class="chart:line">
            <chart:data-point chart:repeated="10"/>
          </chart:series>
          <chart:series chart:style-name="ch10" chart:values-cell-range-address="Sheet1.E78:Sheet1.E87" chart:label-cell-address="Sheet1.E77:Sheet1.E77" chart:class="chart:line">
            <chart:data-point chart:repeated="10"/>
          </chart:series>
          <chart:series chart:style-name="ch11" chart:values-cell-range-address="Sheet1.F78:Sheet1.F87" chart:label-cell-address="Sheet1.F77:Sheet1.F77" chart:class="chart:line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ubble sort</text:p>
                <draw:g>
                  <svg:desc>Sheet1.B77:Sheet1.B77</svg:desc>
                </draw:g>
              </table:table-cell>
              <table:table-cell office:value-type="string">
                <text:p>Quicksort</text:p>
                <draw:g>
                  <svg:desc>Sheet1.C77:Sheet1.C77</svg:desc>
                </draw:g>
              </table:table-cell>
              <table:table-cell office:value-type="string">
                <text:p>Insertion sort</text:p>
                <draw:g>
                  <svg:desc>Sheet1.D77:Sheet1.D77</svg:desc>
                </draw:g>
              </table:table-cell>
              <table:table-cell office:value-type="string">
                <text:p>Selection sort</text:p>
                <draw:g>
                  <svg:desc>Sheet1.E77:Sheet1.E77</svg:desc>
                </draw:g>
              </table:table-cell>
              <table:table-cell office:value-type="string">
                <text:p>Merge sort</text:p>
                <draw:g>
                  <svg:desc>Sheet1.F77:Sheet1.F77</svg:desc>
                </draw:g>
              </table:table-cell>
            </table:table-row>
          </table:table-header-rows>
          <table:table-rows>
            <table:table-row>
              <table:table-cell office:value-type="float" office:value="500">
                <text:p>500</text:p>
                <draw:g>
                  <svg:desc>Sheet1.A78:Sheet1.A87</svg:desc>
                </draw:g>
              </table:table-cell>
              <table:table-cell office:value-type="float" office:value="279531.8">
                <text:p>279531.8</text:p>
                <draw:g>
                  <svg:desc>Sheet1.B78:Sheet1.B87</svg:desc>
                </draw:g>
              </table:table-cell>
              <table:table-cell office:value-type="float" office:value="14487.2">
                <text:p>14487.2</text:p>
                <draw:g>
                  <svg:desc>Sheet1.C78:Sheet1.C87</svg:desc>
                </draw:g>
              </table:table-cell>
              <table:table-cell office:value-type="float" office:value="45604.6">
                <text:p>45604.6</text:p>
                <draw:g>
                  <svg:desc>Sheet1.D78:Sheet1.D87</svg:desc>
                </draw:g>
              </table:table-cell>
              <table:table-cell office:value-type="float" office:value="422438.8">
                <text:p>422438.8</text:p>
                <draw:g>
                  <svg:desc>Sheet1.E78:Sheet1.E87</svg:desc>
                </draw:g>
              </table:table-cell>
              <table:table-cell office:value-type="float" office:value="35209.4">
                <text:p>35209.4</text:p>
                <draw:g>
                  <svg:desc>Sheet1.F78:Sheet1.F87</svg:desc>
                </draw:g>
              </table:table-cell>
            </table:table-row>
            <table:table-row>
              <table:table-cell office:value-type="float" office:value="750">
                <text:p>750</text:p>
              </table:table-cell>
              <table:table-cell office:value-type="float" office:value="644269.4">
                <text:p>644269.4</text:p>
              </table:table-cell>
              <table:table-cell office:value-type="float" office:value="24444.6">
                <text:p>24444.6</text:p>
              </table:table-cell>
              <table:table-cell office:value-type="float" office:value="101764.4">
                <text:p>101764.4</text:p>
              </table:table-cell>
              <table:table-cell office:value-type="float" office:value="953412.6">
                <text:p>953412.6</text:p>
              </table:table-cell>
              <table:table-cell office:value-type="float" office:value="57621.6">
                <text:p>57621.6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1155545.6">
                <text:p>1155545.6</text:p>
              </table:table-cell>
              <table:table-cell office:value-type="float" office:value="31291.2">
                <text:p>31291.2</text:p>
              </table:table-cell>
              <table:table-cell office:value-type="float" office:value="173561.2">
                <text:p>173561.2</text:p>
              </table:table-cell>
              <table:table-cell office:value-type="float" office:value="1711498.6">
                <text:p>1711498.6</text:p>
              </table:table-cell>
              <table:table-cell office:value-type="float" office:value="80781.8">
                <text:p>80781.8</text:p>
              </table:table-cell>
            </table:table-row>
            <table:table-row>
              <table:table-cell office:value-type="float" office:value="1250">
                <text:p>1250</text:p>
              </table:table-cell>
              <table:table-cell office:value-type="float" office:value="1834696.8">
                <text:p>1834696.8</text:p>
              </table:table-cell>
              <table:table-cell office:value-type="float" office:value="39572.4">
                <text:p>39572.4</text:p>
              </table:table-cell>
              <table:table-cell office:value-type="float" office:value="269313">
                <text:p>269313</text:p>
              </table:table-cell>
              <table:table-cell office:value-type="float" office:value="2683802.2">
                <text:p>2683802.2</text:p>
              </table:table-cell>
              <table:table-cell office:value-type="float" office:value="97833">
                <text:p>97833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2638833.2">
                <text:p>2638833.2</text:p>
              </table:table-cell>
              <table:table-cell office:value-type="float" office:value="50419.4">
                <text:p>50419.4</text:p>
              </table:table-cell>
              <table:table-cell office:value-type="float" office:value="370764">
                <text:p>370764</text:p>
              </table:table-cell>
              <table:table-cell office:value-type="float" office:value="3875677.4">
                <text:p>3875677.4</text:p>
              </table:table-cell>
              <table:table-cell office:value-type="float" office:value="126190.2">
                <text:p>126190.2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4726341.6">
                <text:p>4726341.6</text:p>
              </table:table-cell>
              <table:table-cell office:value-type="float" office:value="65997.2">
                <text:p>65997.2</text:p>
              </table:table-cell>
              <table:table-cell office:value-type="float" office:value="650486.2">
                <text:p>650486.2</text:p>
              </table:table-cell>
              <table:table-cell office:value-type="float" office:value="6893158.4">
                <text:p>6893158.4</text:p>
              </table:table-cell>
              <table:table-cell office:value-type="float" office:value="173940.2">
                <text:p>173940.2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10737651.4">
                <text:p>10737651.4</text:p>
              </table:table-cell>
              <table:table-cell office:value-type="float" office:value="105505.4">
                <text:p>105505.4</text:p>
              </table:table-cell>
              <table:table-cell office:value-type="float" office:value="1452356">
                <text:p>1452356</text:p>
              </table:table-cell>
              <table:table-cell office:value-type="float" office:value="15486145">
                <text:p>15486145</text:p>
              </table:table-cell>
              <table:table-cell office:value-type="float" office:value="263218">
                <text:p>263218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30166901.8">
                <text:p>30166901.8</text:p>
              </table:table-cell>
              <table:table-cell office:value-type="float" office:value="186488.6">
                <text:p>186488.6</text:p>
              </table:table-cell>
              <table:table-cell office:value-type="float" office:value="4013684">
                <text:p>4013684</text:p>
              </table:table-cell>
              <table:table-cell office:value-type="float" office:value="43193102.6">
                <text:p>43193102.6</text:p>
              </table:table-cell>
              <table:table-cell office:value-type="float" office:value="437875.6">
                <text:p>437875.6</text:p>
              </table:table-cell>
            </table:table-row>
            <table:table-row>
              <table:table-cell office:value-type="float" office:value="7500">
                <text:p>7500</text:p>
              </table:table-cell>
              <table:table-cell office:value-type="float" office:value="68082917.4">
                <text:p>68082917.4</text:p>
              </table:table-cell>
              <table:table-cell office:value-type="float" office:value="278329.8">
                <text:p>278329.8</text:p>
              </table:table-cell>
              <table:table-cell office:value-type="float" office:value="8811607.4">
                <text:p>8811607.4</text:p>
              </table:table-cell>
              <table:table-cell office:value-type="float" office:value="96937310.4">
                <text:p>96937310.4</text:p>
              </table:table-cell>
              <table:table-cell office:value-type="float" office:value="671189.6">
                <text:p>671189.6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120637965.8">
                <text:p>120637965.8</text:p>
              </table:table-cell>
              <table:table-cell office:value-type="float" office:value="377493">
                <text:p>377493</text:p>
              </table:table-cell>
              <table:table-cell office:value-type="float" office:value="15456541.6">
                <text:p>15456541.6</text:p>
              </table:table-cell>
              <table:table-cell office:value-type="float" office:value="172405309.6">
                <text:p>172405309.6</text:p>
              </table:table-cell>
              <table:table-cell office:value-type="float" office:value="908263.2">
                <text:p>908263.2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0.4$MacOSX_X86_64 LibreOffice_project/62ad5818884a2fc2e5780dd45466868d41009ec0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